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ext-properties fo:font-size="8pt" style:font-size-asian="8pt" style:font-size-complex="8pt" fo:font-weight="bold" style:font-weight-asian="bold" style:font-weight-complex="bold"/>
    </style:style>
    <style:style style:name="ce2" style:family="table-cell" style:parent-style-name="Default" style:data-style-name="N30">
      <style:table-cell-properties fo:border-top="thin solid #000000" fo:border-bottom="thin solid #000000" fo:border-left="none" fo:border-right="none" fo:background-color="#EDEDED"/>
      <style:text-properties fo:font-size="8pt" style:font-size-asian="8pt" style:font-size-complex="8pt"/>
    </style:style>
    <style:style style:name="ce3" style:family="table-cell" style:parent-style-name="Default" style:data-style-name="N0">
      <style:text-properties fo:font-size="8pt" style:font-size-asian="8pt" style:font-size-complex="8pt"/>
    </style:style>
    <style:style style:name="ce4" style:family="table-cell" style:parent-style-name="Default" style:data-style-name="N0">
      <style:text-properties fo:font-size="8pt" style:font-size-asian="8pt" style:font-size-complex="8pt"/>
    </style:style>
    <style:style style:name="ce5" style:family="table-cell" style:parent-style-name="Default" style:data-style-name="N30">
      <style:table-cell-properties fo:border-top="none" fo:border-bottom="thin solid #000000" fo:border-left="none" fo:border-right="none" fo:background-color="#EDEDED"/>
      <style:text-properties fo:font-size="8pt" style:font-size-asian="8pt" style:font-size-complex="8pt"/>
    </style:style>
    <style:style style:name="ce6" style:family="table-cell" style:parent-style-name="Default" style:data-style-name="N0">
      <style:table-cell-properties fo:border-top="none" fo:border-bottom="thin solid #000000" fo:border-left="none" fo:border-right="none"/>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8" style:family="table-cell" style:parent-style-name="Default" style:data-style-name="N30">
      <style:text-properties fo:font-size="8pt" style:font-size-asian="8pt" style:font-size-complex="8pt" fo:font-weight="bold" style:font-weight-asian="bold" style:font-weight-complex="bold"/>
    </style:style>
    <style:style style:name="ce9" style:family="table-cell" style:parent-style-name="Default" style:data-style-name="N0">
      <style:text-properties fo:font-size="8pt" style:font-size-asian="8pt" style:font-size-complex="8pt"/>
    </style:style>
    <style:style style:name="ce10" style:family="table-cell" style:parent-style-name="Default" style:data-style-name="N0">
      <style:table-cell-properties fo:background-color="#FCE4D6"/>
      <style:text-properties fo:font-size="8pt" style:font-size-asian="8pt" style:font-size-complex="8pt"/>
    </style:style>
    <style:style style:name="ce11" style:family="table-cell" style:parent-style-name="Default" style:data-style-name="N20">
      <style:text-properties fo:font-size="8pt" style:font-size-asian="8pt" style:font-size-complex="8pt"/>
    </style:style>
    <style:style style:name="ce12" style:family="table-cell" style:parent-style-name="Default" style:data-style-name="N0">
      <style:table-cell-properties fo:background-color="#E2EFDA"/>
      <style:text-properties fo:font-size="8pt" style:font-size-asian="8pt" style:font-size-complex="8pt"/>
    </style:style>
    <style:style style:name="ce13" style:family="table-cell" style:parent-style-name="Default" style:data-style-name="N26">
      <style:text-properties fo:font-size="8pt" style:font-size-asian="8pt" style:font-size-complex="8pt"/>
    </style:style>
    <style:style style:name="ce14" style:family="table-cell" style:parent-style-name="Default" style:data-style-name="N0">
      <style:table-cell-properties fo:border-top="none" fo:border-bottom="thin solid #000000" fo:border-left="none" fo:border-right="none" fo:background-color="#DDEBF7"/>
      <style:text-properties fo:font-size="8pt" style:font-size-asian="8pt" style:font-size-complex="8pt"/>
    </style:style>
    <style:style style:name="ce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fo:background-color="#E2EFDA"/>
      <style:text-properties fo:font-size="8pt" style:font-size-asian="8pt" style:font-size-complex="8pt"/>
    </style:style>
    <style:style style:name="ce17" style:family="table-cell" style:parent-style-name="Default" style:data-style-name="N0">
      <style:table-cell-properties fo:background-color="#D9D9D9"/>
      <style:text-properties fo:font-size="8pt" style:font-size-asian="8pt" style:font-size-complex="8pt"/>
    </style:style>
    <style:style style:name="ce18" style:family="table-cell" style:parent-style-name="Default" style:data-style-name="N30">
      <style:table-cell-properties fo:background-color="#D9D9D9"/>
      <style:text-properties fo:font-size="8pt" style:font-size-asian="8pt" style:font-size-complex="8pt"/>
    </style:style>
    <style:style style:name="ce19" style:family="table-cell" style:parent-style-name="Default" style:data-style-name="N0">
      <style:table-cell-properties fo:background-color="transparent"/>
      <style:text-properties fo:font-size="8pt" style:font-size-asian="8pt" style:font-size-complex="8pt"/>
    </style:style>
    <style:style style:name="ce20" style:family="table-cell" style:parent-style-name="Default" style:data-style-name="N30">
      <style:table-cell-properties fo:border-top="none" fo:border-bottom="thin solid #000000" fo:border-left="none" fo:border-right="none" fo:background-color="transparent"/>
      <style:text-properties fo:font-size="8pt" style:font-size-asian="8pt" style:font-size-complex="8pt"/>
    </style:style>
    <style:style style:name="ce21"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style:style>
    <style:style style:name="ce22" style:family="table-cell" style:parent-style-name="Default" style:data-style-name="N0">
      <style:table-cell-properties fo:border-top="none" fo:border-bottom="thin solid #000000" fo:border-left="none" fo:border-right="none"/>
      <style:text-properties fo:font-size="8pt" style:font-size-asian="8pt" style:font-size-complex="8pt"/>
    </style:style>
    <style:style style:name="ce23" style:family="table-cell" style:parent-style-name="Default" style:data-style-name="N0">
      <style:table-cell-properties fo:background-color="#FFF2CC"/>
      <style:text-properties fo:font-size="8pt" style:font-size-asian="8pt" style:font-size-complex="8pt"/>
    </style:style>
    <style:style style:name="ce24" style:family="table-cell" style:parent-style-name="Default" style:data-style-name="N0">
      <style:table-cell-properties fo:border-top="thin solid #000000" fo:border-bottom="none" fo:border-left="thin solid #000000" fo:border-right="thin solid #000000"/>
      <style:text-properties fo:font-size="8pt" style:font-size-asian="8pt" style:font-size-complex="8pt" fo:font-weight="bold" style:font-weight-asian="bold" style:font-weight-complex="bold"/>
    </style:style>
    <style:style style:name="ce25" style:family="table-cell" style:parent-style-name="Default" style:data-style-name="N0">
      <style:table-cell-properties fo:border-top="none" fo:border-bottom="none" fo:border-left="thin solid #000000" fo:border-right="thin solid #000000" fo:background-color="#FFF2CC"/>
      <style:text-properties fo:font-size="8pt" style:font-size-asian="8pt" style:font-size-complex="8pt"/>
    </style:style>
    <style:style style:name="ce26" style:family="table-cell" style:parent-style-name="Default" style:data-style-name="N0">
      <style:table-cell-properties fo:border-top="none" fo:border-bottom="none" fo:border-left="thin solid #000000" fo:border-right="thin solid #000000" fo:background-color="#F2F2F2"/>
      <style:text-properties fo:font-size="8pt" style:font-size-asian="8pt" style:font-size-complex="8pt"/>
    </style:style>
    <style:style style:name="ce27" style:family="table-cell" style:parent-style-name="Default" style:data-style-name="N0">
      <style:table-cell-properties fo:border-top="none" fo:border-bottom="none" fo:border-left="thin solid #000000" fo:border-right="thin solid #000000"/>
      <style:text-properties fo:font-size="8pt" style:font-size-asian="8pt" style:font-size-complex="8pt"/>
    </style:style>
    <style:style style:name="ce28" style:family="table-cell" style:parent-style-name="Default" style:data-style-name="N0">
      <style:table-cell-properties fo:border-top="none" fo:border-bottom="thin solid #000000" fo:border-left="thin solid #000000" fo:border-right="thin solid #000000"/>
      <style:text-properties fo:font-size="8pt" style:font-size-asian="8pt" style:font-size-complex="8pt"/>
    </style:style>
    <style:style style:name="ce29" style:family="table-cell" style:parent-style-name="Default" style:data-style-name="N0">
      <style:table-cell-properties fo:border-top="none" fo:border-bottom="none" fo:border-left="thin solid #000000" fo:border-right="thin solid #000000" fo:background-color="#FCE4D6"/>
      <style:text-properties fo:font-size="8pt" style:font-size-asian="8pt" style:font-size-complex="8pt"/>
    </style:style>
    <style:style style:name="ce30" style:family="table-cell" style:parent-style-name="Default" style:data-style-name="N0">
      <style:table-cell-properties fo:border-top="none" fo:border-bottom="none" fo:border-left="thin solid #000000" fo:border-right="thin solid #000000" fo:background-color="#D9E1F2"/>
      <style:text-properties fo:font-size="8pt" style:font-size-asian="8pt" style:font-size-complex="8pt"/>
    </style:style>
    <style:style style:name="ce31" style:family="table-cell" style:parent-style-name="Default" style:data-style-name="N0">
      <style:table-cell-properties fo:border-top="thin solid #000000" fo:border-bottom="none" fo:border-left="thin solid #000000" fo:border-right="none"/>
      <style:text-properties fo:font-size="8pt" style:font-size-asian="8pt" style:font-size-complex="8pt" fo:font-weight="bold" style:font-weight-asian="bold" style:font-weight-complex="bold"/>
    </style:style>
    <style:style style:name="ce32" style:family="table-cell" style:parent-style-name="Default" style:data-style-name="N0">
      <style:table-cell-properties fo:border-top="thin solid #000000" fo:border-bottom="none" fo:border-left="none" fo:border-right="thin solid #000000"/>
      <style:text-properties fo:font-size="8pt" style:font-size-asian="8pt" style:font-size-complex="8pt" fo:font-weight="bold" style:font-weight-asian="bold" style:font-weight-complex="bold"/>
    </style:style>
    <style:style style:name="ce33" style:family="table-cell" style:parent-style-name="Default" style:data-style-name="N0">
      <style:table-cell-properties fo:border-top="none" fo:border-bottom="none" fo:border-left="thin solid #000000" fo:border-right="none" fo:background-color="#FFF2CC"/>
      <style:text-properties fo:font-size="8pt" style:font-size-asian="8pt" style:font-size-complex="8pt"/>
    </style:style>
    <style:style style:name="ce34" style:family="table-cell" style:parent-style-name="Default" style:data-style-name="N0">
      <style:table-cell-properties fo:border-top="none" fo:border-bottom="none" fo:border-left="none" fo:border-right="thin solid #000000" fo:background-color="#FFF2CC"/>
      <style:text-properties fo:font-size="8pt" style:font-size-asian="8pt" style:font-size-complex="8pt"/>
    </style:style>
    <style:style style:name="ce35" style:family="table-cell" style:parent-style-name="Default" style:data-style-name="N0">
      <style:table-cell-properties fo:border-top="none" fo:border-bottom="none" fo:border-left="thin solid #000000" fo:border-right="none" fo:background-color="#FCE4D6"/>
      <style:text-properties fo:font-size="8pt" style:font-size-asian="8pt" style:font-size-complex="8pt"/>
    </style:style>
    <style:style style:name="ce36" style:family="table-cell" style:parent-style-name="Default" style:data-style-name="N0">
      <style:table-cell-properties fo:border-top="none" fo:border-bottom="none" fo:border-left="none" fo:border-right="thin solid #000000" fo:background-color="#FCE4D6"/>
      <style:text-properties fo:font-size="8pt" style:font-size-asian="8pt" style:font-size-complex="8pt"/>
    </style:style>
    <style:style style:name="ce37" style:family="table-cell" style:parent-style-name="Default" style:data-style-name="N0">
      <style:table-cell-properties fo:border-top="none" fo:border-bottom="none" fo:border-left="thin solid #000000" fo:border-right="none"/>
      <style:text-properties fo:font-size="8pt" style:font-size-asian="8pt" style:font-size-complex="8pt"/>
    </style:style>
    <style:style style:name="ce38" style:family="table-cell" style:parent-style-name="Default" style:data-style-name="N0">
      <style:table-cell-properties fo:border-top="none" fo:border-bottom="thin solid #000000" fo:border-left="thin solid #000000" fo:border-right="none"/>
      <style:text-properties fo:font-size="8pt" style:font-size-asian="8pt" style:font-size-complex="8pt"/>
    </style:style>
    <style:style style:name="ce39" style:family="table-cell" style:parent-style-name="Default" style:data-style-name="N0">
      <style:table-cell-properties fo:border-top="none" fo:border-bottom="none" fo:border-left="none" fo:border-right="thin solid #000000"/>
      <style:text-properties fo:font-size="8pt" style:font-size-asian="8pt" style:font-size-complex="8pt"/>
    </style:style>
    <style:style style:name="ce40" style:family="table-cell" style:parent-style-name="Default" style:data-style-name="N0">
      <style:table-cell-properties fo:border-top="none" fo:border-bottom="thin solid #000000" fo:border-left="thin solid #000000" fo:border-right="thin solid #000000" fo:background-color="#D9E1F2"/>
      <style:text-properties fo:font-size="8pt" style:font-size-asian="8pt" style:font-size-complex="8pt"/>
    </style:style>
    <style:style style:name="ce41" style:family="table-cell" style:parent-style-name="Default" style:data-style-name="N0">
      <style:table-cell-properties fo:border-top="thin solid #000000" fo:border-bottom="none" fo:border-left="thin solid #000000" fo:border-right="thin solid #000000" fo:background-color="#D9E1F2"/>
      <style:text-properties fo:font-size="8pt" style:font-size-asian="8pt" style:font-size-complex="8pt"/>
    </style:style>
    <style:style style:name="ce42" style:family="table-cell" style:parent-style-name="Default" style:data-style-name="N26">
      <style:table-cell-properties fo:border-top="thin solid #000000" fo:border-bottom="none" fo:border-left="thin solid #000000" fo:border-right="thin solid #000000" fo:background-color="#D9E1F2"/>
      <style:text-properties fo:font-size="8pt" style:font-size-asian="8pt" style:font-size-complex="8pt"/>
    </style:style>
    <style:style style:name="ce43" style:family="table-cell" style:parent-style-name="Default" style:data-style-name="N0">
      <style:table-cell-properties style:vertical-align="automatic" style:repeat-content="false"/>
      <style:paragraph-properties fo:text-align="center"/>
      <style:text-properties fo:font-size="9pt" style:font-size-asian="9pt" style:font-size-complex="9pt"/>
    </style:style>
    <style:style style:name="ce44" style:family="table-cell" style:parent-style-name="Default" style:data-style-name="N0">
      <style:table-cell-properties fo:background-color="#E2EFDA"/>
      <style:text-properties fo:font-size="8pt" style:font-size-asian="8pt" style:font-size-complex="8pt"/>
    </style:style>
    <style:style style:name="ce45" style:family="table-cell" style:parent-style-name="Default" style:data-style-name="N30">
      <style:table-cell-properties fo:background-color="#FCE4D6"/>
      <style:text-properties fo:font-size="8pt" style:font-size-asian="8pt" style:font-size-complex="8pt"/>
    </style:style>
    <style:style style:name="ce46" style:family="table-cell" style:parent-style-name="Default" style:data-style-name="N30">
      <style:table-cell-properties fo:background-color="#DDEBF7"/>
      <style:text-properties fo:font-size="8pt" style:font-size-asian="8pt" style:font-size-complex="8pt"/>
    </style:style>
    <style:style style:name="ce47" style:family="table-cell" style:parent-style-name="Default" style:data-style-name="N30">
      <style:table-cell-properties fo:border-top="none" fo:border-bottom="thin solid #000000" fo:border-left="none" fo:border-right="none" fo:background-color="#DDEBF7"/>
      <style:text-properties fo:font-size="8pt" style:font-size-asian="8pt" style:font-size-complex="8pt"/>
    </style:style>
    <style:style style:name="ce48" style:family="table-cell" style:parent-style-name="Default" style:data-style-name="N30">
      <style:table-cell-properties fo:border-top="thin solid #000000" fo:border-bottom="thin solid #000000" fo:border-left="none" fo:border-right="none" style:vertical-align="automatic" fo:background-color="#DDEBF7" style:repeat-content="false"/>
      <style:paragraph-properties fo:text-align="start" fo:margin-left="0cm"/>
      <style:text-properties fo:font-size="8pt" style:font-size-asian="8pt" style:font-size-complex="8pt"/>
    </style:style>
    <style:style style:name="ce49" style:family="table-cell" style:parent-style-name="Default" style:data-style-name="N30">
      <style:table-cell-properties fo:border-top="thin solid #000000" fo:border-bottom="thin solid #000000" fo:border-left="none" fo:border-right="none" fo:background-color="#DDEBF7"/>
      <style:text-properties fo:font-size="8pt" style:font-size-asian="8pt" style:font-size-complex="8pt"/>
    </style:style>
    <style:style style:name="co1" style:family="table-column">
      <style:table-column-properties fo:break-before="auto" style:column-width="1.85208333333333cm" style:use-optimal-column-width="true"/>
    </style:style>
    <style:style style:name="co2" style:family="table-column">
      <style:table-column-properties fo:break-before="auto" style:column-width="7.540625cm"/>
    </style:style>
    <style:style style:name="co3" style:family="table-column">
      <style:table-column-properties fo:break-before="auto" style:column-width="3.86291666666667cm"/>
    </style:style>
    <style:style style:name="co4" style:family="table-column">
      <style:table-column-properties fo:break-before="auto" style:column-width="0.502708333333333cm"/>
    </style:style>
    <style:style style:name="co5" style:family="table-column">
      <style:table-column-properties fo:break-before="auto" style:column-width="1.69333333333333cm"/>
    </style:style>
    <style:style style:name="co6" style:family="table-column">
      <style:table-column-properties fo:break-before="auto" style:column-width="1.05833333333333cm"/>
    </style:style>
    <style:style style:name="co7" style:family="table-column">
      <style:table-column-properties fo:break-before="auto" style:column-width="1.13770833333333cm" style:use-optimal-column-width="true"/>
    </style:style>
    <style:style style:name="co8" style:family="table-column">
      <style:table-column-properties fo:break-before="auto" style:column-width="1.95791666666667cm"/>
    </style:style>
    <style:style style:name="co9" style:family="table-column">
      <style:table-column-properties fo:break-before="auto" style:column-width="15.001875cm"/>
    </style:style>
    <style:style style:name="co10" style:family="table-column">
      <style:table-column-properties fo:break-before="auto" style:column-width="9.39270833333333cm"/>
    </style:style>
    <style:style style:name="co11" style:family="table-column">
      <style:table-column-properties fo:break-before="auto" style:column-width="2.460625cm"/>
    </style:style>
    <style:style style:name="co12" style:family="table-column">
      <style:table-column-properties fo:break-before="auto" style:column-width="1.24354166666667cm" style:use-optimal-column-width="true"/>
    </style:style>
    <style:style style:name="co13" style:family="table-column">
      <style:table-column-properties fo:break-before="auto" style:column-width="5.715cm"/>
    </style:style>
    <style:style style:name="co14" style:family="table-column">
      <style:table-column-properties fo:break-before="auto" style:column-width="1.031875cm" style:use-optimal-column-width="true"/>
    </style:style>
    <style:style style:name="co15" style:family="table-column">
      <style:table-column-properties fo:break-before="auto" style:column-width="0.502708333333333cm" style:use-optimal-column-width="true"/>
    </style:style>
    <style:style style:name="co16" style:family="table-column">
      <style:table-column-properties fo:break-before="auto" style:column-width="2.8575cm"/>
    </style:style>
    <style:style style:name="co17" style:family="table-column">
      <style:table-column-properties fo:break-before="auto" style:column-width="1.42875cm"/>
    </style:style>
    <style:style style:name="co18" style:family="table-column">
      <style:table-column-properties fo:break-before="auto" style:column-width="4.47145833333333cm"/>
    </style:style>
    <style:style style:name="co19" style:family="table-column">
      <style:table-column-properties fo:break-before="auto" style:column-width="3.20145833333333cm" style:use-optimal-column-width="true"/>
    </style:style>
    <style:style style:name="ro1" style:family="table-row">
      <style:table-row-properties style:row-height="11.25pt" style:use-optimal-row-height="true" fo:break-before="auto"/>
    </style:style>
    <style:style style:name="ro2" style:family="table-row">
      <style:table-row-properties style:row-height="1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figuration"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number-columns-repeated="5" table:default-cell-style-name="ce3"/>
        <table:table-column table:style-name="co7" table:default-cell-style-name="ce3"/>
        <table:table-column table:style-name="co5" table:number-columns-repeated="16372" table:default-cell-style-name="ce3"/>
        <table:table-row table:style-name="ro1">
          <table:table-cell office:value-type="string" table:style-name="ce1">
            <text:p>FFMPEG</text:p>
          </table:table-cell>
          <table:table-cell office:value-type="string" table:style-name="ce2">
            <text:p>C:\DOS\bin\ffmpeg.exe</text:p>
          </table:table-cell>
          <table:table-cell table:style-name="ce3"/>
          <table:table-cell office:value-type="string" table:style-name="ce1">
            <text:p>Additional Video Filter Builder</text:p>
          </table:table-cell>
          <table:table-cell table:style-name="ce3"/>
          <table:table-cell office:value-type="string" table:style-name="ce24">
            <text:p>denoise</text:p>
          </table:table-cell>
          <table:table-cell office:value-type="string" table:style-name="ce24">
            <text:p>scale</text:p>
          </table:table-cell>
          <table:table-cell office:value-type="string" table:style-name="ce31">
            <text:p>crop</text:p>
          </table:table-cell>
          <table:table-cell table:style-name="ce32"/>
          <table:table-cell office:value-type="string" table:style-name="ce24">
            <text:p>flip</text:p>
          </table:table-cell>
          <table:table-cell office:value-type="string" table:style-name="ce31">
            <text:p>fade</text:p>
          </table:table-cell>
          <table:table-cell table:style-name="ce32"/>
          <table:table-cell table:number-columns-repeated="3" table:style-name="ce1"/>
          <table:table-cell table:number-columns-repeated="4" table:style-name="ce3"/>
          <table:table-cell table:style-name="ce4"/>
          <table:table-cell table:number-columns-repeated="16364"/>
        </table:table-row>
        <table:table-row table:style-name="ro2">
          <table:table-cell table:number-columns-repeated="3" table:style-name="ce3"/>
          <table:table-cell office:value-type="string" office:string-value="" table:formula="of:=COM.MICROSOFT.TEXTJOIN(&quot;,&quot;;TRUE;[.F2:.O2])" table:style-name="ce12"/>
          <table:table-cell office:value-type="string" table:style-name="ce43">
            <text:p>=</text:p>
          </table:table-cell>
          <table:table-cell table:number-columns-repeated="2" table:style-name="ce25"/>
          <table:table-cell table:style-name="ce33"/>
          <table:table-cell table:style-name="ce34"/>
          <table:table-cell table:style-name="ce25"/>
          <table:table-cell table:style-name="ce33"/>
          <table:table-cell table:style-name="ce34"/>
          <table:table-cell table:number-columns-repeated="3" table:style-name="ce23"/>
          <table:table-cell table:number-columns-repeated="4" table:style-name="ce3"/>
          <table:table-cell table:style-name="ce4"/>
          <table:table-cell table:number-columns-repeated="16364"/>
        </table:table-row>
        <table:table-row table:style-name="ro1">
          <table:table-cell office:value-type="string" table:style-name="ce1">
            <text:p>Input folder</text:p>
          </table:table-cell>
          <table:table-cell office:value-type="string" table:style-name="ce5">
            <text:p>T:\MKV\_TODO\</text:p>
          </table:table-cell>
          <table:table-cell table:number-columns-repeated="3" table:style-name="ce3"/>
          <table:table-cell office:value-type="string" table:style-name="ce26">
            <text:p>atadenoise</text:p>
          </table:table-cell>
          <table:table-cell office:value-type="string" office:string-value="scale=852:480" table:formula="of:=&quot;scale=&quot;&amp;[.G4]&amp;&quot;:&quot;&amp;[.G5]" table:style-name="ce29">
            <text:p>scale=852:480</text:p>
          </table:table-cell>
          <table:table-cell office:value-type="string" office:string-value="crop=x=2:y=20:w=1916:h=1040" table:formula="of:=&quot;crop=&quot;&amp;COM.MICROSOFT.TEXTJOIN({&quot;=&quot;;&quot;:&quot;};FALSE;&quot;x&quot;;[.I4];&quot;y&quot;;[.I5];&quot;w&quot;;[.I6];&quot;h&quot;;[.I7])" table:style-name="ce35">
            <text:p>crop=x=2:y=20:w=1916:h=1040</text:p>
          </table:table-cell>
          <table:table-cell table:style-name="ce36"/>
          <table:table-cell office:value-type="string" table:style-name="ce27">
            <text:p>hflip</text:p>
          </table:table-cell>
          <table:table-cell office:value-type="string" office:string-value="" table:formula="of:=IF(ISBLANK([.L5]);&quot;&quot;;&quot;fade=t=in:d=&quot;&amp;[.L5])&amp;IF(ISBLANK([.L6]);&quot;&quot;;IF(ISBLANK([.L5]);&quot;&quot;;&quot;,&quot;)&amp;&quot;fade=t=out:st=&quot;&amp;((SECOND([.L4])+MINUTE([.L4])*60+HOUR([.L4])*3600)-[.L6])&amp;&quot;:d=&quot;&amp;[.L6])" table:style-name="ce35"/>
          <table:table-cell table:style-name="ce39"/>
          <table:table-cell table:number-columns-repeated="7" table:style-name="ce3"/>
          <table:table-cell table:style-name="ce4"/>
          <table:table-cell table:number-columns-repeated="16364"/>
        </table:table-row>
        <table:table-row table:style-name="ro1">
          <table:table-cell office:value-type="string" table:style-name="ce1">
            <text:p>Output folder</text:p>
          </table:table-cell>
          <table:table-cell office:value-type="string" table:style-name="ce5">
            <text:p>M:\_DONE\</text:p>
          </table:table-cell>
          <table:table-cell table:number-columns-repeated="3" table:style-name="ce3"/>
          <table:table-cell table:style-name="ce27"/>
          <table:table-cell office:value-type="float" office:value="852" table:style-name="ce41">
            <text:p>852</text:p>
          </table:table-cell>
          <table:table-cell office:value-type="string" table:style-name="ce37">
            <text:p>left</text:p>
          </table:table-cell>
          <table:table-cell office:value-type="float" office:value="2" table:style-name="ce41">
            <text:p>2</text:p>
          </table:table-cell>
          <table:table-cell office:value-type="string" table:style-name="ce27">
            <text:p>vflip</text:p>
          </table:table-cell>
          <table:table-cell office:value-type="string" table:style-name="ce37">
            <text:p>length</text:p>
          </table:table-cell>
          <table:table-cell office:value-type="time" office:time-value="PT1H23M45S" table:style-name="ce42">
            <text:p>1:23:45</text:p>
          </table:table-cell>
          <table:table-cell table:number-columns-repeated="16372" table:style-name="ce3"/>
        </table:table-row>
        <table:table-row table:style-name="ro1">
          <table:table-cell table:number-columns-repeated="5" table:style-name="ce3"/>
          <table:table-cell table:style-name="ce27"/>
          <table:table-cell office:value-type="float" office:value="480" table:style-name="ce40">
            <text:p>480</text:p>
          </table:table-cell>
          <table:table-cell office:value-type="string" table:style-name="ce37">
            <text:p>top</text:p>
          </table:table-cell>
          <table:table-cell office:value-type="float" office:value="20" table:style-name="ce30">
            <text:p>20</text:p>
          </table:table-cell>
          <table:table-cell table:style-name="ce27"/>
          <table:table-cell office:value-type="string" table:style-name="ce37">
            <text:p>in</text:p>
          </table:table-cell>
          <table:table-cell table:style-name="ce30"/>
          <table:table-cell table:number-columns-repeated="16372" table:style-name="ce3"/>
        </table:table-row>
        <table:table-row table:style-name="ro1">
          <table:table-cell table:number-columns-repeated="5" table:style-name="ce3"/>
          <table:table-cell table:style-name="ce27"/>
          <table:table-cell office:value-type="float" office:value="1280" table:style-name="ce27">
            <text:p>1280</text:p>
          </table:table-cell>
          <table:table-cell office:value-type="string" table:style-name="ce37">
            <text:p>width</text:p>
          </table:table-cell>
          <table:table-cell office:value-type="float" office:value="1916" table:style-name="ce30">
            <text:p>1916</text:p>
          </table:table-cell>
          <table:table-cell table:style-name="ce27"/>
          <table:table-cell office:value-type="string" table:style-name="ce38">
            <text:p>out</text:p>
          </table:table-cell>
          <table:table-cell table:style-name="ce40"/>
          <table:table-cell table:number-columns-repeated="16372" table:style-name="ce3"/>
        </table:table-row>
        <table:table-row table:style-name="ro1">
          <table:table-cell office:value-type="string" table:style-name="ce6">
            <text:p>Video Base Encoding Lookup Table</text:p>
          </table:table-cell>
          <table:table-cell table:number-columns-repeated="3" table:style-name="ce22"/>
          <table:table-cell table:style-name="ce3"/>
          <table:table-cell table:style-name="ce28"/>
          <table:table-cell office:value-type="float" office:value="720" table:style-name="ce28">
            <text:p>720</text:p>
          </table:table-cell>
          <table:table-cell office:value-type="string" table:style-name="ce38">
            <text:p>height</text:p>
          </table:table-cell>
          <table:table-cell office:value-type="float" office:value="1040" table:style-name="ce40">
            <text:p>1040</text:p>
          </table:table-cell>
          <table:table-cell table:style-name="ce28"/>
          <table:table-cell table:number-columns-repeated="16374" table:style-name="ce3"/>
        </table:table-row>
        <table:table-row table:style-name="ro1">
          <table:table-cell office:value-type="string" table:style-name="ce17">
            <text:p>BR2HD</text:p>
          </table:table-cell>
          <table:table-cell office:value-type="string" table:style-name="ce18">
            <text:p>-vf scale=1280:720 -c:v libx264 -preset veryslow -crf 21 -tune film -profile:v high -level 3.1</text:p>
          </table:table-cell>
          <table:table-cell table:number-columns-repeated="2" table:style-name="ce17"/>
          <table:table-cell table:number-columns-repeated="2" table:style-name="ce3"/>
          <table:table-cell office:value-type="float" office:value="480" table:style-name="ce3">
            <text:p>480</text:p>
          </table:table-cell>
          <table:table-cell table:number-columns-repeated="16377" table:style-name="ce3"/>
        </table:table-row>
        <table:table-row table:style-name="ro1">
          <table:table-cell office:value-type="string" table:style-name="ce17">
            <text:p>BR2HDA</text:p>
          </table:table-cell>
          <table:table-cell office:value-type="string" table:style-name="ce18">
            <text:p>-vf scale=1280:720 -c:v libx264 -preset veryslow -crf 22 -tune animation -profile:v high -level 3.1</text:p>
          </table:table-cell>
          <table:table-cell table:number-columns-repeated="2" table:style-name="ce17"/>
          <table:table-cell table:number-columns-repeated="2" table:style-name="ce3"/>
          <table:table-cell office:value-type="float" office:value="852" table:style-name="ce3">
            <text:p>852</text:p>
          </table:table-cell>
          <table:table-cell table:number-columns-repeated="16377" table:style-name="ce3"/>
        </table:table-row>
        <table:table-row table:style-name="ro1">
          <table:table-cell office:value-type="string" table:style-name="ce17">
            <text:p>DVD23F</text:p>
          </table:table-cell>
          <table:table-cell office:value-type="string" table:style-name="ce18">
            <text:p>-c:v libx264 -preset veryslow -crf 18 -tune film -profile:v high -level 3.1</text:p>
          </table:table-cell>
          <table:table-cell table:number-columns-repeated="2" table:style-name="ce17"/>
          <table:table-cell table:number-columns-repeated="16380" table:style-name="ce3"/>
        </table:table-row>
        <table:table-row table:style-name="ro1">
          <table:table-cell office:value-type="string" table:style-name="ce17">
            <text:p>DVD23FA</text:p>
          </table:table-cell>
          <table:table-cell office:value-type="string" table:style-name="ce18">
            <text:p>-c:v libx264 -preset veryslow -crf 20 -tune animation -profile:v high -level 3.1</text:p>
          </table:table-cell>
          <table:table-cell table:number-columns-repeated="2" table:style-name="ce17"/>
          <table:table-cell table:number-columns-repeated="16380" table:style-name="ce3"/>
        </table:table-row>
        <table:table-row table:style-name="ro1">
          <table:table-cell office:value-type="string" table:style-name="ce17">
            <text:p>DVD23T</text:p>
          </table:table-cell>
          <table:table-cell office:value-type="string" table:style-name="ce18">
            <text:p>-vf <text:s/>pullup,fps=24000/1001 -c:v libx264 -preset veryslow -crf 18 -tune film -profile:v high -level 3.1</text:p>
          </table:table-cell>
          <table:table-cell table:number-columns-repeated="2" table:style-name="ce17"/>
          <table:table-cell table:number-columns-repeated="16380" table:style-name="ce3"/>
        </table:table-row>
        <table:table-row table:style-name="ro1">
          <table:table-cell office:value-type="string" table:style-name="ce17">
            <text:p>DVD23TA</text:p>
          </table:table-cell>
          <table:table-cell office:value-type="string" table:style-name="ce18">
            <text:p>-vf <text:s/>pullup,fps=24000/1001 -c:v libx264 -preset veryslow -crf 20 -tune animation -profile:v high -level 3.1</text:p>
          </table:table-cell>
          <table:table-cell table:number-columns-repeated="2" table:style-name="ce17"/>
          <table:table-cell table:number-columns-repeated="16380" table:style-name="ce3"/>
        </table:table-row>
        <table:table-row table:style-name="ro1">
          <table:table-cell office:value-type="string" table:style-name="ce17">
            <text:p>DVD29I</text:p>
          </table:table-cell>
          <table:table-cell office:value-type="string" table:style-name="ce18">
            <text:p>-vf yadif -c:v libx264 -preset veryslow -crf 18 -tune film -profile:v high -level 3.1</text:p>
          </table:table-cell>
          <table:table-cell table:number-columns-repeated="2" table:style-name="ce17"/>
          <table:table-cell table:number-columns-repeated="16380" table:style-name="ce3"/>
        </table:table-row>
        <table:table-row table:style-name="ro1">
          <table:table-cell office:value-type="string" table:style-name="ce17">
            <text:p>DVD29IA</text:p>
          </table:table-cell>
          <table:table-cell office:value-type="string" table:style-name="ce18">
            <text:p>-vf yadif -c:v libx264 -preset veryslow -crf 18 -tune animation -profile:v high -level 3.1</text:p>
          </table:table-cell>
          <table:table-cell table:number-columns-repeated="2" table:style-name="ce17"/>
          <table:table-cell table:number-columns-repeated="16380" table:style-name="ce3"/>
        </table:table-row>
        <table:table-row table:style-name="ro1">
          <table:table-cell table:style-name="ce17"/>
          <table:table-cell table:style-name="ce18"/>
          <table:table-cell table:number-columns-repeated="2" table:style-name="ce17"/>
          <table:table-cell table:number-columns-repeated="16380" table:style-name="ce3"/>
        </table:table-row>
        <table:table-row table:number-rows-repeated="16" table:style-name="ro1">
          <table:table-cell table:style-name="ce17"/>
          <table:table-cell table:style-name="ce18"/>
          <table:table-cell table:number-columns-repeated="2" table:style-name="ce17"/>
          <table:table-cell table:number-columns-repeated="16380"/>
        </table:table-row>
        <table:table-row table:number-rows-repeated="3" table:style-name="ro1">
          <table:table-cell table:style-name="ce17"/>
          <table:table-cell table:style-name="ce18"/>
          <table:table-cell table:number-columns-repeated="2" table:style-name="ce17"/>
          <table:table-cell table:number-columns-repeated="16380" table:style-name="ce3"/>
        </table:table-row>
        <table:table-row table:style-name="ro1">
          <table:table-cell office:value-type="string" table:style-name="ce6">
            <text:p>Audio Base Encoding Lookup Table</text:p>
          </table:table-cell>
          <table:table-cell table:style-name="ce20"/>
          <table:table-cell table:number-columns-repeated="2" table:style-name="ce21"/>
          <table:table-cell table:style-name="ce19"/>
          <table:table-cell table:number-columns-repeated="16379"/>
        </table:table-row>
        <table:table-row table:style-name="ro1">
          <table:table-cell office:value-type="string" table:style-name="ce12">
            <text:p>AAC</text:p>
          </table:table-cell>
          <table:table-cell office:value-type="string" table:style-name="ce12">
            <text:p>-ac 2 -c:a aac -filter:a dynaudnorm -b:a 160k -metadata:s:a:0 title="Stereo"</text:p>
          </table:table-cell>
          <table:table-cell table:number-columns-repeated="2" table:style-name="ce12"/>
          <table:table-cell table:number-columns-repeated="16380" table:style-name="ce3"/>
        </table:table-row>
        <table:table-row table:style-name="ro1">
          <table:table-cell office:value-type="string" table:style-name="ce12">
            <text:p>AC3384</text:p>
          </table:table-cell>
          <table:table-cell office:value-type="string" table:style-name="ce12">
            <text:p>-c:a:` ac3 -b:a:` 384k -metadata:s:a:` title="Dolby Digital 5.1"</text:p>
          </table:table-cell>
          <table:table-cell table:number-columns-repeated="2" table:style-name="ce12"/>
          <table:table-cell table:number-columns-repeated="16380" table:style-name="ce3"/>
        </table:table-row>
        <table:table-row table:style-name="ro1">
          <table:table-cell office:value-type="string" table:style-name="ce12">
            <text:p>AC3AAC</text:p>
          </table:table-cell>
          <table:table-cell office:value-type="string" table:style-name="ce12">
            <text:p>-ac:a:` 2 -filter:a:` volume=volume=2dB:precision=fixed,dynaudnorm -c:a:` aac -b:a:` 160k -metadata:s:a:` title="Stereo"</text:p>
          </table:table-cell>
          <table:table-cell table:number-columns-repeated="2" table:style-name="ce12"/>
          <table:table-cell table:number-columns-repeated="16380" table:style-name="ce3"/>
        </table:table-row>
        <table:table-row table:style-name="ro1">
          <table:table-cell office:value-type="string" table:style-name="ce12">
            <text:p>AC3PASS</text:p>
          </table:table-cell>
          <table:table-cell office:value-type="string" table:style-name="ce12">
            <text:p>-c:a:` copy -metadata:s:a:` title="Dolby Digital 5.1"</text:p>
          </table:table-cell>
          <table:table-cell table:number-columns-repeated="2" table:style-name="ce12"/>
          <table:table-cell table:number-columns-repeated="16380" table:style-name="ce3"/>
        </table:table-row>
        <table:table-row table:style-name="ro1">
          <table:table-cell office:value-type="string" table:style-name="ce12">
            <text:p>COMM1</text:p>
          </table:table-cell>
          <table:table-cell office:value-type="string" table:style-name="ce12">
            <text:p>-c:a:` aac -b:a:` 128k -metadata:s:a:` title="Commentary"</text:p>
          </table:table-cell>
          <table:table-cell table:number-columns-repeated="2" table:style-name="ce12"/>
          <table:table-cell table:number-columns-repeated="16380" table:style-name="ce3"/>
        </table:table-row>
        <table:table-row table:style-name="ro1">
          <table:table-cell office:value-type="string" table:style-name="ce12">
            <text:p>COMM2</text:p>
          </table:table-cell>
          <table:table-cell office:value-type="string" table:style-name="ce12">
            <text:p>-c:a:` aac -b:a:` 128k -metadata:s:a:` title="Additional Commentary"</text:p>
          </table:table-cell>
          <table:table-cell table:number-columns-repeated="2" table:style-name="ce12"/>
          <table:table-cell table:number-columns-repeated="16380" table:style-name="ce3"/>
        </table:table-row>
        <table:table-row table:style-name="ro1">
          <table:table-cell office:value-type="string" table:style-name="ce12">
            <text:p>DTSAAC</text:p>
          </table:table-cell>
          <table:table-cell office:value-type="string" table:style-name="ce12">
            <text:p>-ac:a:` 2 -filter:a:` volume=volume=3dB:precision=fixed,dynaudnorm -c:a:` aac -b:a:` 160k -metadata:s:a:` title="Stereo"</text:p>
          </table:table-cell>
          <table:table-cell table:number-columns-repeated="2" table:style-name="ce12"/>
          <table:table-cell table:number-columns-repeated="16380" table:style-name="ce3"/>
        </table:table-row>
        <table:table-row table:style-name="ro1">
          <table:table-cell office:value-type="string" table:style-name="ce12">
            <text:p>DTSAC33</text:p>
          </table:table-cell>
          <table:table-cell office:value-type="string" table:style-name="ce12">
            <text:p>-c:a:` ac3 -b:a:` 384k -metadata:s:a:` title="Dolby Digital 5.1"</text:p>
          </table:table-cell>
          <table:table-cell table:number-columns-repeated="2" table:style-name="ce12"/>
          <table:table-cell table:number-columns-repeated="16380" table:style-name="ce3"/>
        </table:table-row>
        <table:table-row table:style-name="ro1">
          <table:table-cell office:value-type="string" table:style-name="ce12">
            <text:p>DTSAC36</text:p>
          </table:table-cell>
          <table:table-cell office:value-type="string" table:style-name="ce12">
            <text:p>-c:a:` ac3 -b:a:` 640k -metadata:s:a:` title="Dolby Digital 5.1"</text:p>
          </table:table-cell>
          <table:table-cell table:number-columns-repeated="2" table:style-name="ce12"/>
          <table:table-cell table:number-columns-repeated="16380" table:style-name="ce3"/>
        </table:table-row>
        <table:table-row table:number-rows-repeated="3" table:style-name="ro1">
          <table:table-cell table:number-columns-repeated="4" table:style-name="ce12"/>
          <table:table-cell table:number-columns-repeated="16380" table:style-name="ce3"/>
        </table:table-row>
        <table:table-row table:number-rows-repeated="6" table:style-name="ro1">
          <table:table-cell table:number-columns-repeated="4" table:style-name="ce12"/>
          <table:table-cell table:number-columns-repeated="16380"/>
        </table:table-row>
        <table:table-row table:number-rows-repeated="1048522" table:style-name="ro1">
          <table:table-cell table:number-columns-repeated="16384"/>
        </table:table-row>
      </table:table>
      <table:table table:name="Movies" table:style-name="ta1">
        <table:table-column table:style-name="co8" table:default-cell-style-name="ce3"/>
        <table:table-column table:style-name="co9" table:default-cell-style-name="ce3"/>
        <table:table-column table:style-name="co10" table:default-cell-style-name="ce9"/>
        <table:table-column table:style-name="co11" table:number-columns-repeated="6" table:default-cell-style-name="ce3"/>
        <table:table-column table:style-name="co5" table:number-columns-repeated="16375" table:default-cell-style-name="ce3"/>
        <table:table-row table:style-name="ro1">
          <table:table-cell office:value-type="string" table:style-name="ce1">
            <text:p>Input File</text:p>
          </table:table-cell>
          <table:table-cell office:value-type="string" table:style-name="ce46">
            <text:p>Evil Dead II (1987)</text:p>
          </table:table-cell>
          <table:table-cell table:style-name="ce9"/>
          <table:table-cell office:value-type="string" table:style-name="ce12">
            <text:p>Begin Copy</text:p>
          </table:table-cell>
          <table:table-cell table:number-columns-repeated="5" table:style-name="ce12"/>
          <table:table-cell table:number-columns-repeated="16375"/>
        </table:table-row>
        <table:table-row table:style-name="ro1">
          <table:table-cell office:value-type="string" table:style-name="ce8">
            <text:p>title</text:p>
          </table:table-cell>
          <table:table-cell office:value-type="string" table:style-name="ce47">
            <text:p>Evil Dead II</text:p>
          </table:table-cell>
          <table:table-cell office:value-type="string" office:string-value="Evil Dead II" table:formula="of:=[.B2]" table:style-name="ce45">
            <text:p>Evil Dead II</text:p>
          </table:table-cell>
          <table:table-cell office:value-type="string" table:style-name="ce16">
            <text:p>infile</text:p>
          </table:table-cell>
          <table:table-cell office:value-type="string" table:style-name="ce16">
            <text:p>map</text:p>
          </table:table-cell>
          <table:table-cell office:value-type="string" table:style-name="ce16">
            <text:p>video</text:p>
          </table:table-cell>
          <table:table-cell office:value-type="string" table:style-name="ce16">
            <text:p>meta</text:p>
          </table:table-cell>
          <table:table-cell office:value-type="string" table:style-name="ce16">
            <text:p>audio</text:p>
          </table:table-cell>
          <table:table-cell office:value-type="string" table:style-name="ce16">
            <text:p>output</text:p>
          </table:table-cell>
          <table:table-cell table:number-columns-repeated="16375"/>
        </table:table-row>
        <table:table-row table:style-name="ro1">
          <table:table-cell office:value-type="string" table:style-name="ce1">
            <text:p>year</text:p>
          </table:table-cell>
          <table:table-cell office:value-type="string" table:style-name="ce48">
            <text:p>1987</text:p>
          </table:table-cell>
          <table:table-cell office:value-type="string" office:string-value="1987" table:formula="of:=[.B3]" table:style-name="ce45">
            <text:p>1987</text:p>
          </table:table-cell>
          <table:table-cell office:value-type="string" office:string-value="Evil Dead II (1987).mkv" table:formula="of:=IF(ISERROR(FIND(&quot;.&quot;;[.B1]));[.B1]&amp;&quot;.mkv&quot;;[.B1])" table:style-name="ce44">
            <text:p>Evil Dead II (1987).mkv</text:p>
          </table:table-cell>
          <table:table-cell office:value-type="string" office:string-value="-map 0:v:0 -map 0:a:0 -map 0:a:2" table:formula="of:=[.C9]" table:style-name="ce44">
            <text:p>-map 0:v:0 -map 0:a:0 -map 0:a:2</text:p>
          </table:table-cell>
          <table:table-cell office:value-type="string" office:string-value="-vf scale=1280:720 -c:v libx264 -preset veryslow -crf 21 -tune film -profile:v high -level 3.1" table:formula="of:=IF(ISBLANK([.D10]);[.C10];[.D10])" table:style-name="ce44">
            <text:p>-vf scale=1280:720 -c:v libx264 -preset veryslow -crf 21 -tune film -profile:v high -level 3.1</text:p>
          </table:table-cell>
          <table:table-cell office:value-type="string" office:string-value="-metadata title=&quot;Evil Dead II&quot; -metadata year=&quot;1987&quot; -metadata genre=&quot;Comedy, Horror&quot; -metadata description=&quot;The lone survivor of an onslaught of flesh-possessing spirits holes up in a cabin with a group of strangers while the demons continue their attack.&quot; -metadata author=&quot;Director: Sam Raimi Writers: Sam Raimi, Scott Spiegel&quot; -metadata comment=&quot;25th Anniversary Edition&quot; -metadata synopsis=&quot;Ashley Williams travels to a secluded cabin in the woods with his girlfriend Linda where they find a tape recording of a professor and a book of evil. This unleashes a bunch of evil spirits that constantly terrorize Ash. Meanwhile a journalist comes to the area to study the book of evil. Ash and her end up having to survive this swarm of evil until morning comes.&quot; -metadata language=&quot;eng&quot;" table:formula="of:=&quot;-metadata &quot;&amp;COM.MICROSOFT.TEXTJOIN({&quot;=&quot;&quot;&quot;;&quot;&quot;&quot; -metadata &quot;};FALSE;[.A2];[.C2];[.A3];[.C3];[.A4];[.C4];[.A5];[.C5];[.A6];[.C6];[.A7];[.C7];[.A8];[.C8];&quot;language&quot;;&quot;eng&quot;)&amp;&quot;&quot;&quot;&quot;" table:style-name="ce44">
            <text:p>-metadata title="Evil Dead II" -metadata year="1987" -metadata genre="Comedy, Horror" -metadata description="The lone survivor of an onslaught of flesh-possessing spirits holes up in a cabin with a group of strangers while the demons continue their attack." -metadata author="Director: Sam Raimi Writers: Sam Raimi, Scott Spiegel" -metadata comment="25th Anniversary Edition" -metadata synopsis="Ashley Williams travels to a secluded cabin in the woods with his girlfriend Linda where they find a tape recording of a professor and a book of evil. This unleashes a bunch of evil spirits that constantly terrorize Ash. Meanwhile a journalist comes to the area to study the book of evil. Ash and her end up having to survive this swarm of evil until morning comes." -metadata language="eng"</text:p>
          </table:table-cell>
          <table:table-cell office:value-type="string" office:string-value="-ac:a:0 2 -filter:a:0 volume=volume=3dB:precision=fixed,dynaudnorm -c:a:0 aac -b:a:0 160k -metadata:s:a:0 title=&quot;Stereo&quot; -c:a:1 aac -b:a:1 128k -metadata:s:a:1 title=&quot;Commentary&quot;" table:formula="of:=COM.MICROSOFT.TEXTJOIN(&quot; &quot;;TRUE;[.C11:.C16])" table:style-name="ce44">
            <text:p>-ac:a:0 2 -filter:a:0 volume=volume=3dB:precision=fixed,dynaudnorm -c:a:0 aac -b:a:0 160k -metadata:s:a:0 title="Stereo" -c:a:1 aac -b:a:1 128k -metadata:s:a:1 title="Commentary"</text:p>
          </table:table-cell>
          <table:table-cell office:value-type="string" office:string-value="Evil Dead II (1987)" table:formula="of:=SUBSTITUTE([.C2];&quot;:&quot;;&quot;&quot;)&amp;&quot; &quot;&amp;TEXT([.C3];&quot;(0000)&quot;)" table:style-name="ce44">
            <text:p>Evil Dead II (1987)</text:p>
          </table:table-cell>
          <table:table-cell table:number-columns-repeated="16375"/>
        </table:table-row>
        <table:table-row table:style-name="ro1">
          <table:table-cell office:value-type="string" table:style-name="ce1">
            <text:p>genre</text:p>
          </table:table-cell>
          <table:table-cell office:value-type="string" table:style-name="ce49">
            <text:p>Comedy, Horror</text:p>
          </table:table-cell>
          <table:table-cell office:value-type="string" office:string-value="Comedy, Horror" table:formula="of:=[.B4]" table:style-name="ce10">
            <text:p>Comedy, Horror</text:p>
          </table:table-cell>
          <table:table-cell table:number-columns-repeated="16381" table:style-name="ce3"/>
        </table:table-row>
        <table:table-row table:style-name="ro1">
          <table:table-cell office:value-type="string" table:style-name="ce1">
            <text:p>description</text:p>
          </table:table-cell>
          <table:table-cell office:value-type="string" table:style-name="ce49">
            <text:p>The lone survivor of an onslaught of flesh-possessing spirits holes up in a cabin with a group of strangers while the demons continue their attack.</text:p>
          </table:table-cell>
          <table:table-cell office:value-type="string" office:string-value="The lone survivor of an onslaught of flesh-possessing spirits holes up in a cabin with a group of strangers while the demons continue their attack." table:formula="of:=SUBSTITUTE([.B5];&quot;&quot;&quot;&quot;;&quot;&quot;)" table:style-name="ce10">
            <text:p>The lone survivor of an onslaught of flesh-possessing spirits holes up in a cabin with a group of strangers while the demons continue their attack.</text:p>
          </table:table-cell>
          <table:table-cell office:value-type="string" table:style-name="ce3">
            <text:p><text:s/></text:p>
          </table:table-cell>
          <table:table-cell table:number-columns-repeated="16380" table:style-name="ce3"/>
        </table:table-row>
        <table:table-row table:style-name="ro1">
          <table:table-cell office:value-type="string" table:style-name="ce1">
            <text:p>author</text:p>
          </table:table-cell>
          <table:table-cell office:value-type="string" table:style-name="ce49">
            <text:p>Director: Sam Raimi Writers: Sam Raimi, Scott Spiegel</text:p>
          </table:table-cell>
          <table:table-cell office:value-type="string" office:string-value="Director: Sam Raimi Writers: Sam Raimi, Scott Spiegel" table:formula="of:=SUBSTITUTE([.B6];&quot;&quot;&quot;&quot;;&quot;&quot;)" table:style-name="ce10">
            <text:p>Director: Sam Raimi Writers: Sam Raimi, Scott Spiegel</text:p>
          </table:table-cell>
          <table:table-cell table:number-columns-repeated="16381" table:style-name="ce3"/>
        </table:table-row>
        <table:table-row table:style-name="ro1">
          <table:table-cell office:value-type="string" table:style-name="ce1">
            <text:p>comment</text:p>
          </table:table-cell>
          <table:table-cell office:value-type="string" table:style-name="ce49">
            <text:p>25th Anniversary Edition</text:p>
          </table:table-cell>
          <table:table-cell office:value-type="string" office:string-value="25th Anniversary Edition" table:formula="of:=SUBSTITUTE([.B7];&quot;&quot;&quot;&quot;;&quot;&quot;)" table:style-name="ce10">
            <text:p>25th Anniversary Edition</text:p>
          </table:table-cell>
          <table:table-cell table:number-columns-repeated="16381" table:style-name="ce3"/>
        </table:table-row>
        <table:table-row table:style-name="ro1">
          <table:table-cell office:value-type="string" table:style-name="ce1">
            <text:p>synopsis</text:p>
          </table:table-cell>
          <table:table-cell office:value-type="string" table:style-name="ce49">
            <text:p>Ashley Williams travels to a secluded cabin in the woods with his girlfriend Linda where they find a tape recording of a professor and a book of evil. This unleashes a bunch of evil spirits that constantly terrorize Ash. Meanwhile a journalist comes to the area to study the book of evil. Ash and her end up having to survive this swarm of evil until morning comes.</text:p>
          </table:table-cell>
          <table:table-cell office:value-type="string" office:string-value="Ashley Williams travels to a secluded cabin in the woods with his girlfriend Linda where they find a tape recording of a professor and a book of evil. This unleashes a bunch of evil spirits that constantly terrorize Ash. Meanwhile a journalist comes to the area to study the book of evil. Ash and her end up having to survive this swarm of evil until morning comes." table:formula="of:=SUBSTITUTE([.B8];&quot;&quot;&quot;&quot;;&quot;&quot;)" table:style-name="ce10">
            <text:p>Ashley Williams travels to a secluded cabin in the woods with his girlfriend Linda where they find a tape recording of a professor and a book of evil. This unleashes a bunch of evil spirits that constantly terrorize Ash. Meanwhile a journalist comes to the area to study the book of evil. Ash and her end up having to survive this swarm of evil until morning comes.</text:p>
          </table:table-cell>
          <table:table-cell table:number-columns-repeated="16381" table:style-name="ce3"/>
        </table:table-row>
        <table:table-row table:style-name="ro1">
          <table:table-cell table:style-name="ce1"/>
          <table:table-cell table:style-name="ce3"/>
          <table:table-cell office:value-type="string" office:string-value="-map 0:v:0 -map 0:a:0 -map 0:a:2" table:formula="of:=&quot;-map 0:v:0 -map 0:a:&quot;&amp;IF(ISBLANK([.B11]);&quot;0&quot;;LEFT([.B11];1))&amp;IF(ISBLANK([.B12]);&quot;&quot;;&quot; -map 0:a:&quot;&amp;LEFT([.B12];1))&amp;IF(ISBLANK([.B13]);&quot;&quot;;&quot; -map 0:a:&quot;&amp;LEFT([.B13];1))&amp;IF(ISBLANK([.B14]);&quot;&quot;;&quot; -map 0:a:&quot;&amp;LEFT([.B14];1))&amp;IF(ISBLANK([.B15]);&quot;&quot;;&quot; -map 0:a:&quot;&amp;LEFT([.B15];1))&amp;IF(ISBLANK([.B16]);&quot;&quot;;&quot; -map 0:a:&quot;&amp;LEFT([.B16];1))" table:style-name="ce10">
            <text:p>-map 0:v:0 -map 0:a:0 -map 0:a:2</text:p>
          </table:table-cell>
          <table:table-cell table:number-columns-repeated="16381" table:style-name="ce3"/>
        </table:table-row>
        <table:table-row table:style-name="ro1">
          <table:table-cell office:value-type="string" table:style-name="ce1">
            <text:p>Video</text:p>
          </table:table-cell>
          <table:table-cell office:value-type="string" table:style-name="ce5">
            <text:p>BR2HD</text:p>
          </table:table-cell>
          <table:table-cell office:value-type="string" office:string-value="-vf scale=1280:720 -c:v libx264 -preset veryslow -crf 21 -tune film -profile:v high -level 3.1" table:formula="of:=VLOOKUP([.B10];$$videoOptions;2;TRUE)" table:style-name="ce10">
            <text:p>-vf scale=1280:720 -c:v libx264 -preset veryslow -crf 21 -tune film -profile:v high -level 3.1</text:p>
          </table:table-cell>
          <table:table-cell table:style-name="ce14"/>
          <table:table-cell table:number-columns-repeated="16380" table:style-name="ce3"/>
        </table:table-row>
        <table:table-row table:style-name="ro1">
          <table:table-cell office:value-type="string" table:style-name="ce1">
            <text:p>Audio 0</text:p>
          </table:table-cell>
          <table:table-cell office:value-type="string" table:style-name="ce2">
            <text:p>0DTSAAC</text:p>
          </table:table-cell>
          <table:table-cell office:value-type="string" office:string-value="-ac:a:0 2 -filter:a:0 volume=volume=3dB:precision=fixed,dynaudnorm -c:a:0 aac -b:a:0 160k -metadata:s:a:0 title=&quot;Stereo&quot;" table:formula="of:=SUBSTITUTE(VLOOKUP(IF(ISBLANK([.B11]);&quot;AAC&quot;;MID([.B11];2;10));$$audioChoices;2;FALSE);&quot;`&quot;;&quot;0&quot;)" table:style-name="ce10">
            <text:p>-ac:a:0 2 -filter:a:0 volume=volume=3dB:precision=fixed,dynaudnorm -c:a:0 aac -b:a:0 160k -metadata:s:a:0 title="Stereo"</text:p>
          </table:table-cell>
          <table:table-cell office:value-type="string" table:style-name="ce15">
            <text:p>Override Video</text:p>
          </table:table-cell>
          <table:table-cell table:number-columns-repeated="2" table:style-name="ce15"/>
          <table:table-cell table:number-columns-repeated="16378" table:style-name="ce3"/>
        </table:table-row>
        <table:table-row table:style-name="ro1">
          <table:table-cell office:value-type="string" table:style-name="ce1">
            <text:p>Audio 1</text:p>
          </table:table-cell>
          <table:table-cell office:value-type="string" table:style-name="ce2">
            <text:p>2COMM1</text:p>
          </table:table-cell>
          <table:table-cell office:value-type="string" office:string-value="-c:a:1 aac -b:a:1 128k -metadata:s:a:1 title=&quot;Commentary&quot;" table:formula="of:=IF(ISBLANK([.B12]);&quot;&quot;;SUBSTITUTE(VLOOKUP(MID([.B12];2;10);$$audioChoices;2;FALSE);&quot;`&quot;;(ROW()-11)))" table:style-name="ce10">
            <text:p>-c:a:1 aac -b:a:1 128k -metadata:s:a:1 title="Commentary"</text:p>
          </table:table-cell>
          <table:table-cell table:number-columns-repeated="16381" table:style-name="ce3"/>
        </table:table-row>
        <table:table-row table:style-name="ro1">
          <table:table-cell office:value-type="string" table:style-name="ce1">
            <text:p>Audio 2</text:p>
          </table:table-cell>
          <table:table-cell table:style-name="ce2"/>
          <table:table-cell office:value-type="string" office:string-value="" table:formula="of:=IF(ISBLANK([.B13]);&quot;&quot;;SUBSTITUTE(VLOOKUP(MID([.B13];2;10);$$audioChoices;2;FALSE);&quot;`&quot;;(ROW()-11)))" table:style-name="ce10"/>
          <table:table-cell table:number-columns-repeated="16381" table:style-name="ce3"/>
        </table:table-row>
        <table:table-row table:style-name="ro1">
          <table:table-cell office:value-type="string" table:style-name="ce1">
            <text:p>Audio 3</text:p>
          </table:table-cell>
          <table:table-cell table:style-name="ce2"/>
          <table:table-cell office:value-type="string" office:string-value="" table:formula="of:=IF(ISBLANK([.B14]);&quot;&quot;;SUBSTITUTE(VLOOKUP(MID([.B14];2;10);$$audioChoices;2;FALSE);&quot;`&quot;;(ROW()-11)))" table:style-name="ce10"/>
          <table:table-cell table:number-columns-repeated="16381" table:style-name="ce3"/>
        </table:table-row>
        <table:table-row table:style-name="ro1">
          <table:table-cell office:value-type="string" table:style-name="ce1">
            <text:p>Audio 4</text:p>
          </table:table-cell>
          <table:table-cell table:style-name="ce2"/>
          <table:table-cell office:value-type="string" office:string-value="" table:formula="of:=IF(ISBLANK([.B15]);&quot;&quot;;SUBSTITUTE(VLOOKUP(MID([.B15];2;10);$$audioChoices;2;FALSE);&quot;`&quot;;(ROW()-11)))" table:style-name="ce10"/>
          <table:table-cell table:number-columns-repeated="16381" table:style-name="ce3"/>
        </table:table-row>
        <table:table-row table:style-name="ro1">
          <table:table-cell office:value-type="string" table:style-name="ce1">
            <text:p>Audio 5</text:p>
          </table:table-cell>
          <table:table-cell table:style-name="ce2"/>
          <table:table-cell office:value-type="string" office:string-value="" table:formula="of:=IF(ISBLANK([.B16]);&quot;&quot;;SUBSTITUTE(VLOOKUP(MID([.B16];2;10);$$audioChoices;2;FALSE);&quot;`&quot;;(ROW()-11)))" table:style-name="ce10"/>
          <table:table-cell table:number-columns-repeated="16381" table:style-name="ce3"/>
        </table:table-row>
        <table:table-row table:number-rows-repeated="1048560" table:style-name="ro1">
          <table:table-cell table:number-columns-repeated="16384"/>
        </table:table-row>
      </table:table>
      <table:table table:name="TV" table:style-name="ta1">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number-columns-repeated="3" table:default-cell-style-name="ce3"/>
        <table:table-column table:style-name="co18" table:default-cell-style-name="ce3"/>
        <table:table-column table:style-name="co5" table:number-columns-repeated="2" table:default-cell-style-name="ce3"/>
        <table:table-column table:style-name="co19" table:default-cell-style-name="ce3"/>
        <table:table-column table:style-name="co5" table:default-cell-style-name="ce3"/>
        <table:table-column table:style-name="co5" table:number-columns-repeated="6" table:default-cell-style-name="ce12"/>
        <table:table-column table:style-name="co5" table:number-columns-repeated="16365" table:default-cell-style-name="ce3"/>
        <table:table-row table:style-name="ro1">
          <table:table-cell table:style-name="ce3"/>
          <table:table-cell office:value-type="string" table:style-name="ce6">
            <text:p>Title</text:p>
          </table:table-cell>
          <table:table-cell office:value-type="string" table:style-name="ce7">
            <text:p>Season</text:p>
          </table:table-cell>
          <table:table-cell table:number-columns-repeated="10" table:style-name="ce3"/>
          <table:table-cell office:value-type="string" table:style-name="ce12">
            <text:p>Begin Copy</text:p>
          </table:table-cell>
          <table:table-cell table:number-columns-repeated="5" table:style-name="ce12"/>
          <table:table-cell table:number-columns-repeated="16365" table:style-name="ce3"/>
        </table:table-row>
        <table:table-row table:style-name="ro1">
          <table:table-cell office:value-type="string" table:style-name="ce1">
            <text:p>Series</text:p>
          </table:table-cell>
          <table:table-cell office:value-type="string" table:style-name="ce3">
            <text:p>Dexter</text:p>
          </table:table-cell>
          <table:table-cell office:value-type="float" office:value="1" table:style-name="ce3">
            <text:p>1</text:p>
          </table:table-cell>
          <table:table-cell office:value-type="string" table:style-name="ce7">
            <text:p>E</text:p>
          </table:table-cell>
          <table:table-cell office:value-type="string" table:style-name="ce6">
            <text:p>Input File</text:p>
          </table:table-cell>
          <table:table-cell office:value-type="string" table:style-name="ce6">
            <text:p>Video</text:p>
          </table:table-cell>
          <table:table-cell office:value-type="string" table:style-name="ce6">
            <text:p>Audio1</text:p>
          </table:table-cell>
          <table:table-cell office:value-type="string" table:style-name="ce6">
            <text:p>Audio2</text:p>
          </table:table-cell>
          <table:table-cell office:value-type="string" table:style-name="ce6">
            <text:p>description</text:p>
          </table:table-cell>
          <table:table-cell office:value-type="string" table:style-name="ce1">
            <text:p>comment</text:p>
          </table:table-cell>
          <table:table-cell office:value-type="string" table:style-name="ce3">
            <text:p>episode_id</text:p>
          </table:table-cell>
          <table:table-cell office:value-type="string" table:style-name="ce3">
            <text:p>title</text:p>
          </table:table-cell>
          <table:table-cell office:value-type="string" table:style-name="ce3">
            <text:p>show</text:p>
          </table:table-cell>
          <table:table-cell office:value-type="string" table:style-name="ce12">
            <text:p>infile</text:p>
          </table:table-cell>
          <table:table-cell office:value-type="string" table:style-name="ce12">
            <text:p>map</text:p>
          </table:table-cell>
          <table:table-cell office:value-type="string" table:style-name="ce12">
            <text:p>video</text:p>
          </table:table-cell>
          <table:table-cell office:value-type="string" table:style-name="ce12">
            <text:p>meta</text:p>
          </table:table-cell>
          <table:table-cell office:value-type="string" table:style-name="ce12">
            <text:p>audio</text:p>
          </table:table-cell>
          <table:table-cell office:value-type="string" table:style-name="ce12">
            <text:p>output</text:p>
          </table:table-cell>
          <table:table-cell table:number-columns-repeated="16365" table:style-name="ce3"/>
        </table:table-row>
        <table:table-row table:style-name="ro1">
          <table:table-cell office:value-type="string" table:style-name="ce1">
            <text:p>Episodes</text:p>
          </table:table-cell>
          <table:table-cell office:value-type="string" table:style-name="ce3">
            <text:p>Dexter</text:p>
          </table:table-cell>
          <table:table-cell table:style-name="ce3"/>
          <table:table-cell office:value-type="float" office:value="1" table:style-name="ce3">
            <text:p>1</text:p>
          </table:table-cell>
          <table:table-cell office:value-type="string" table:style-name="ce3">
            <text:p>Dexter S1_D1_t00.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Dexter takes part in the investigation of a serial killer who drains his victims of blood. He also kills two criminals, and his romantic relationship may be going to the next level.</text:p>
          </table:table-cell>
          <table:table-cell table:style-name="ce3"/>
          <table:table-cell office:value-type="string" office:string-value="S01E01" table:formula="of:=&quot;S&quot;&amp;SUBSTITUTE(TEXT(IF(ISBLANK([.$C$2]);[.C3];[.$C$2])+(IF(ISBLANK([.D3]);(ROW()-2);[.D3])/100);&quot;##00.00&quot;);&quot;.&quot;;&quot;E&quot;)" table:style-name="ce3">
            <text:p>S01E01</text:p>
          </table:table-cell>
          <table:table-cell office:value-type="string" office:string-value="Dexter - S01E01 - Dexter" table:formula="of:=SUBSTITUTE(COM.MICROSOFT.TEXTJOIN(&quot; - &quot;;TRUE;$$TVshow;[.K3];[.B3]);&quot;&quot;&quot;&quot;;&quot;&quot;)" table:style-name="ce3">
            <text:p>Dexter - S01E01 - Dexter</text:p>
          </table:table-cell>
          <table:table-cell office:value-type="string" office:string-value="Dexter" table:formula="of:=$$TVshow" table:style-name="ce3">
            <text:p>Dexter</text:p>
          </table:table-cell>
          <table:table-cell office:value-type="string" office:string-value="Dexter S1_D1_t00.mkv" table:formula="of:=[.E3]" table:style-name="ce12">
            <text:p>Dexter S1_D1_t00.mkv</text:p>
          </table:table-cell>
          <table:table-cell office:value-type="string" office:string-value="-map 0:v:0 -map 0:a:0" table:formula="of:=&quot;-map 0:v:0 -map 0:a:&quot;&amp;IF(ISBLANK([.G3]);&quot;0&quot;;LEFT([.G3];1))&amp;IF(ISBLANK([.H3]);&quot;&quot;;&quot; -map 0:a:&quot;&amp;LEFT([.H3];1))" table:style-name="ce12">
            <text:p>-map 0:v:0 -map 0:a:0</text:p>
          </table:table-cell>
          <table:table-cell office:value-type="string" office:string-value="-vf yadif -c:v libx264 -preset veryslow -crf 18 -tune film -profile:v high -level 3.1" table:formula="of:=VLOOKUP(IF(ISBLANK([.F3]);&quot;DVD23T&quot;;[.F3]);$$videoOptions;2;TRUE)" table:style-name="ce12">
            <text:p>-vf yadif -c:v libx264 -preset veryslow -crf 18 -tune film -profile:v high -level 3.1</text:p>
          </table:table-cell>
          <table:table-cell office:value-type="string" office:string-value="-metadata description=&quot;Dexter takes part in the investigation of a serial killer who drains his victims of blood. He also kills two criminals, and his romantic relationship may be going to the next level.&quot; -metadata comment=&quot;&quot; -metadata episode_id=&quot;S01E01&quot; -metadata title=&quot;Dexter - S01E01 - Dexter&quot; -metadata show=&quot;Dexter&quot; -metadata language=&quot;eng&quot;" table:formula="of:=&quot;-metadata &quot;&amp;COM.MICROSOFT.TEXTJOIN({&quot;=&quot;&quot;&quot;;&quot;&quot;&quot; -metadata &quot;};FALSE;[.I$2];[.I3];[.J$2];[.J3];[.K$2];[.K3];[.L$2];[.L3];[.M$2];[.M3];&quot;language&quot;;&quot;eng&quot;)&amp;&quot;&quot;&quot;&quot;" table:style-name="ce12">
            <text:p>-metadata description="Dexter takes part in the investigation of a serial killer who drains his victims of blood. He also kills two criminals, and his romantic relationship may be going to the next level." -metadata comment="" -metadata episode_id="S01E01" -metadata title="Dexter - S01E01 - Dexter" -metadata show="Dexter" -metadata language="eng"</text:p>
          </table:table-cell>
          <table:table-cell office:value-type="string" office:string-value="-ac:a:0 2 -filter:a:0 volume=volume=2dB:precision=fixed,dynaudnorm -c:a:0 aac -b:a:0 160k -metadata:s:a:0 title=&quot;Stereo&quot;" table:formula="of:=SUBSTITUTE(VLOOKUP(IF(ISBLANK([.G3]);&quot;AAC&quot;;MID([.G3];2;10));$$audioChoices;2;FALSE);&quot;`&quot;;&quot;0&quot;)&amp;IF(ISBLANK([.H3]);&quot;&quot;;&quot; &quot;&amp;SUBSTITUTE(VLOOKUP(MID([.H3];2;10);$$audioChoices;2;FALSE);&quot;`&quot;;&quot;1&quot;))" table:style-name="ce12">
            <text:p>-ac:a:0 2 -filter:a:0 volume=volume=2dB:precision=fixed,dynaudnorm -c:a:0 aac -b:a:0 160k -metadata:s:a:0 title="Stereo"</text:p>
          </table:table-cell>
          <table:table-cell office:value-type="string" office:string-value="Dexter - S01E01 - Dexter" table:formula="of:=SUBSTITUTE([.L3];&quot;:&quot;;&quot;&quot;)" table:style-name="ce12">
            <text:p>Dexter - S01E01 - Dexter</text:p>
          </table:table-cell>
          <table:table-cell table:style-name="ce3"/>
          <table:table-cell table:style-name="ce13"/>
          <table:table-cell table:number-columns-repeated="16363"/>
        </table:table-row>
        <table:table-row table:style-name="ro1">
          <table:table-cell table:style-name="ce3"/>
          <table:table-cell office:value-type="string" table:style-name="ce3">
            <text:p>Crocodile</text:p>
          </table:table-cell>
          <table:table-cell table:style-name="ce3"/>
          <table:table-cell office:value-type="float" office:value="2" table:style-name="ce3">
            <text:p>2</text:p>
          </table:table-cell>
          <table:table-cell office:value-type="string" table:style-name="ce3">
            <text:p>Dexter S1_D1_t01.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While preparing for his next victim, Dexter finds out that the Ice Truck Killer is aware of Dexter's dirty little secret.</text:p>
          </table:table-cell>
          <table:table-cell table:style-name="ce3"/>
          <table:table-cell office:value-type="string" office:string-value="S01E02" table:formula="of:=&quot;S&quot;&amp;SUBSTITUTE(TEXT(IF(ISBLANK([.$C$2]);[.C4];[.$C$2])+(IF(ISBLANK([.D4]);(ROW()-2);[.D4])/100);&quot;##00.00&quot;);&quot;.&quot;;&quot;E&quot;)" table:style-name="ce3">
            <text:p>S01E02</text:p>
          </table:table-cell>
          <table:table-cell office:value-type="string" office:string-value="Dexter - S01E02 - Crocodile" table:formula="of:=SUBSTITUTE(COM.MICROSOFT.TEXTJOIN(&quot; - &quot;;TRUE;$$TVshow;[.K4];[.B4]);&quot;&quot;&quot;&quot;;&quot;&quot;)" table:style-name="ce3">
            <text:p>Dexter - S01E02 - Crocodile</text:p>
          </table:table-cell>
          <table:table-cell office:value-type="string" office:string-value="Dexter" table:formula="of:=$$TVshow" table:style-name="ce3">
            <text:p>Dexter</text:p>
          </table:table-cell>
          <table:table-cell office:value-type="string" office:string-value="Dexter S1_D1_t01.mkv" table:formula="of:=[.E4]" table:style-name="ce12">
            <text:p>Dexter S1_D1_t01.mkv</text:p>
          </table:table-cell>
          <table:table-cell office:value-type="string" office:string-value="-map 0:v:0 -map 0:a:0" table:formula="of:=&quot;-map 0:v:0 -map 0:a:&quot;&amp;IF(ISBLANK([.G4]);&quot;0&quot;;LEFT([.G4];1))&amp;IF(ISBLANK([.H4]);&quot;&quot;;&quot; -map 0:a:&quot;&amp;LEFT([.H4];1))" table:style-name="ce12">
            <text:p>-map 0:v:0 -map 0:a:0</text:p>
          </table:table-cell>
          <table:table-cell office:value-type="string" office:string-value="-vf yadif -c:v libx264 -preset veryslow -crf 18 -tune film -profile:v high -level 3.1" table:formula="of:=VLOOKUP(IF(ISBLANK([.F4]);&quot;DVD23T&quot;;[.F4]);$$videoOptions;2;TRUE)" table:style-name="ce12">
            <text:p>-vf yadif -c:v libx264 -preset veryslow -crf 18 -tune film -profile:v high -level 3.1</text:p>
          </table:table-cell>
          <table:table-cell office:value-type="string" office:string-value="-metadata description=&quot;While preparing for his next victim, Dexter finds out that the Ice Truck Killer is aware of Dexter's dirty little secret.&quot; -metadata comment=&quot;&quot; -metadata episode_id=&quot;S01E02&quot; -metadata title=&quot;Dexter - S01E02 - Crocodile&quot; -metadata show=&quot;Dexter&quot; -metadata language=&quot;eng&quot;" table:formula="of:=&quot;-metadata &quot;&amp;COM.MICROSOFT.TEXTJOIN({&quot;=&quot;&quot;&quot;;&quot;&quot;&quot; -metadata &quot;};FALSE;[.I$2];[.I4];[.J$2];[.J4];[.K$2];[.K4];[.L$2];[.L4];[.M$2];[.M4];&quot;language&quot;;&quot;eng&quot;)&amp;&quot;&quot;&quot;&quot;" table:style-name="ce12">
            <text:p>-metadata description="While preparing for his next victim, Dexter finds out that the Ice Truck Killer is aware of Dexter's dirty little secret." -metadata comment="" -metadata episode_id="S01E02" -metadata title="Dexter - S01E02 - Crocodile" -metadata show="Dexter" -metadata language="eng"</text:p>
          </table:table-cell>
          <table:table-cell office:value-type="string" office:string-value="-ac:a:0 2 -filter:a:0 volume=volume=2dB:precision=fixed,dynaudnorm -c:a:0 aac -b:a:0 160k -metadata:s:a:0 title=&quot;Stereo&quot;" table:formula="of:=SUBSTITUTE(VLOOKUP(IF(ISBLANK([.G4]);&quot;AAC&quot;;MID([.G4];2;10));$$audioChoices;2;FALSE);&quot;`&quot;;&quot;0&quot;)&amp;IF(ISBLANK([.H4]);&quot;&quot;;&quot; &quot;&amp;SUBSTITUTE(VLOOKUP(MID([.H4];2;10);$$audioChoices;2;FALSE);&quot;`&quot;;&quot;1&quot;))" table:style-name="ce12">
            <text:p>-ac:a:0 2 -filter:a:0 volume=volume=2dB:precision=fixed,dynaudnorm -c:a:0 aac -b:a:0 160k -metadata:s:a:0 title="Stereo"</text:p>
          </table:table-cell>
          <table:table-cell office:value-type="string" office:string-value="Dexter - S01E02 - Crocodile" table:formula="of:=SUBSTITUTE([.L4];&quot;:&quot;;&quot;&quot;)" table:style-name="ce12">
            <text:p>Dexter - S01E02 - Crocodile</text:p>
          </table:table-cell>
          <table:table-cell table:style-name="ce3"/>
          <table:table-cell table:style-name="ce13"/>
          <table:table-cell table:number-columns-repeated="16363"/>
        </table:table-row>
        <table:table-row table:style-name="ro1">
          <table:table-cell table:style-name="ce3"/>
          <table:table-cell office:value-type="string" table:style-name="ce3">
            <text:p>Popping Cherry</text:p>
          </table:table-cell>
          <table:table-cell table:style-name="ce3"/>
          <table:table-cell office:value-type="float" office:value="3" table:style-name="ce3">
            <text:p>3</text:p>
          </table:table-cell>
          <table:table-cell office:value-type="string" table:style-name="ce3">
            <text:p>Dexter S1_D1_t02.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After the discovery of another victim of the Ice Truck Killer at an ice rink, the missing guard, Tony Tucci, becomes a potential suspect.</text:p>
          </table:table-cell>
          <table:table-cell table:style-name="ce3"/>
          <table:table-cell office:value-type="string" office:string-value="S01E03" table:formula="of:=&quot;S&quot;&amp;SUBSTITUTE(TEXT(IF(ISBLANK([.$C$2]);[.C5];[.$C$2])+(IF(ISBLANK([.D5]);(ROW()-2);[.D5])/100);&quot;##00.00&quot;);&quot;.&quot;;&quot;E&quot;)" table:style-name="ce3">
            <text:p>S01E03</text:p>
          </table:table-cell>
          <table:table-cell office:value-type="string" office:string-value="Dexter - S01E03 - Popping Cherry" table:formula="of:=SUBSTITUTE(COM.MICROSOFT.TEXTJOIN(&quot; - &quot;;TRUE;$$TVshow;[.K5];[.B5]);&quot;&quot;&quot;&quot;;&quot;&quot;)" table:style-name="ce3">
            <text:p>Dexter - S01E03 - Popping Cherry</text:p>
          </table:table-cell>
          <table:table-cell office:value-type="string" office:string-value="Dexter" table:formula="of:=$$TVshow" table:style-name="ce3">
            <text:p>Dexter</text:p>
          </table:table-cell>
          <table:table-cell office:value-type="string" office:string-value="Dexter S1_D1_t02.mkv" table:formula="of:=[.E5]" table:style-name="ce12">
            <text:p>Dexter S1_D1_t02.mkv</text:p>
          </table:table-cell>
          <table:table-cell office:value-type="string" office:string-value="-map 0:v:0 -map 0:a:0" table:formula="of:=&quot;-map 0:v:0 -map 0:a:&quot;&amp;IF(ISBLANK([.G5]);&quot;0&quot;;LEFT([.G5];1))&amp;IF(ISBLANK([.H5]);&quot;&quot;;&quot; -map 0:a:&quot;&amp;LEFT([.H5];1))" table:style-name="ce12">
            <text:p>-map 0:v:0 -map 0:a:0</text:p>
          </table:table-cell>
          <table:table-cell office:value-type="string" office:string-value="-vf yadif -c:v libx264 -preset veryslow -crf 18 -tune film -profile:v high -level 3.1" table:formula="of:=VLOOKUP(IF(ISBLANK([.F5]);&quot;DVD23T&quot;;[.F5]);$$videoOptions;2;TRUE)" table:style-name="ce12">
            <text:p>-vf yadif -c:v libx264 -preset veryslow -crf 18 -tune film -profile:v high -level 3.1</text:p>
          </table:table-cell>
          <table:table-cell office:value-type="string" office:string-value="-metadata description=&quot;After the discovery of another victim of the Ice Truck Killer at an ice rink, the missing guard, Tony Tucci, becomes a potential suspect.&quot; -metadata comment=&quot;&quot; -metadata episode_id=&quot;S01E03&quot; -metadata title=&quot;Dexter - S01E03 - Popping Cherry&quot; -metadata show=&quot;Dexter&quot; -metadata language=&quot;eng&quot;" table:formula="of:=&quot;-metadata &quot;&amp;COM.MICROSOFT.TEXTJOIN({&quot;=&quot;&quot;&quot;;&quot;&quot;&quot; -metadata &quot;};FALSE;[.I$2];[.I5];[.J$2];[.J5];[.K$2];[.K5];[.L$2];[.L5];[.M$2];[.M5];&quot;language&quot;;&quot;eng&quot;)&amp;&quot;&quot;&quot;&quot;" table:style-name="ce12">
            <text:p>-metadata description="After the discovery of another victim of the Ice Truck Killer at an ice rink, the missing guard, Tony Tucci, becomes a potential suspect." -metadata comment="" -metadata episode_id="S01E03" -metadata title="Dexter - S01E03 - Popping Cherry" -metadata show="Dexter" -metadata language="eng"</text:p>
          </table:table-cell>
          <table:table-cell office:value-type="string" office:string-value="-ac:a:0 2 -filter:a:0 volume=volume=2dB:precision=fixed,dynaudnorm -c:a:0 aac -b:a:0 160k -metadata:s:a:0 title=&quot;Stereo&quot;" table:formula="of:=SUBSTITUTE(VLOOKUP(IF(ISBLANK([.G5]);&quot;AAC&quot;;MID([.G5];2;10));$$audioChoices;2;FALSE);&quot;`&quot;;&quot;0&quot;)&amp;IF(ISBLANK([.H5]);&quot;&quot;;&quot; &quot;&amp;SUBSTITUTE(VLOOKUP(MID([.H5];2;10);$$audioChoices;2;FALSE);&quot;`&quot;;&quot;1&quot;))" table:style-name="ce12">
            <text:p>-ac:a:0 2 -filter:a:0 volume=volume=2dB:precision=fixed,dynaudnorm -c:a:0 aac -b:a:0 160k -metadata:s:a:0 title="Stereo"</text:p>
          </table:table-cell>
          <table:table-cell office:value-type="string" office:string-value="Dexter - S01E03 - Popping Cherry" table:formula="of:=SUBSTITUTE([.L5];&quot;:&quot;;&quot;&quot;)" table:style-name="ce12">
            <text:p>Dexter - S01E03 - Popping Cherry</text:p>
          </table:table-cell>
          <table:table-cell table:style-name="ce3"/>
          <table:table-cell table:style-name="ce13"/>
          <table:table-cell table:number-columns-repeated="16363"/>
        </table:table-row>
        <table:table-row table:style-name="ro1">
          <table:table-cell table:style-name="ce3"/>
          <table:table-cell office:value-type="string" table:style-name="ce3">
            <text:p>Let's Give the Boy a Hand</text:p>
          </table:table-cell>
          <table:table-cell table:style-name="ce3"/>
          <table:table-cell office:value-type="float" office:value="4" table:style-name="ce3">
            <text:p>4</text:p>
          </table:table-cell>
          <table:table-cell office:value-type="string" table:style-name="ce3">
            <text:p>Dexter S1_D1_t03.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The mysterious Ice Truck Killer escalates his killing spree by leaving body parts of his latest victim at sites that relate to memories from Dexter's childhood, leading Dexter to confront his dark personal history.</text:p>
          </table:table-cell>
          <table:table-cell table:style-name="ce3"/>
          <table:table-cell office:value-type="string" office:string-value="S01E04" table:formula="of:=&quot;S&quot;&amp;SUBSTITUTE(TEXT(IF(ISBLANK([.$C$2]);[.C6];[.$C$2])+(IF(ISBLANK([.D6]);(ROW()-2);[.D6])/100);&quot;##00.00&quot;);&quot;.&quot;;&quot;E&quot;)" table:style-name="ce3">
            <text:p>S01E04</text:p>
          </table:table-cell>
          <table:table-cell office:value-type="string" office:string-value="Dexter - S01E04 - Let's Give the Boy a Hand" table:formula="of:=SUBSTITUTE(COM.MICROSOFT.TEXTJOIN(&quot; - &quot;;TRUE;$$TVshow;[.K6];[.B6]);&quot;&quot;&quot;&quot;;&quot;&quot;)" table:style-name="ce3">
            <text:p>Dexter - S01E04 - Let's Give the Boy a Hand</text:p>
          </table:table-cell>
          <table:table-cell office:value-type="string" office:string-value="Dexter" table:formula="of:=$$TVshow" table:style-name="ce3">
            <text:p>Dexter</text:p>
          </table:table-cell>
          <table:table-cell office:value-type="string" office:string-value="Dexter S1_D1_t03.mkv" table:formula="of:=[.E6]" table:style-name="ce12">
            <text:p>Dexter S1_D1_t03.mkv</text:p>
          </table:table-cell>
          <table:table-cell office:value-type="string" office:string-value="-map 0:v:0 -map 0:a:0" table:formula="of:=&quot;-map 0:v:0 -map 0:a:&quot;&amp;IF(ISBLANK([.G6]);&quot;0&quot;;LEFT([.G6];1))&amp;IF(ISBLANK([.H6]);&quot;&quot;;&quot; -map 0:a:&quot;&amp;LEFT([.H6];1))" table:style-name="ce12">
            <text:p>-map 0:v:0 -map 0:a:0</text:p>
          </table:table-cell>
          <table:table-cell office:value-type="string" office:string-value="-vf yadif -c:v libx264 -preset veryslow -crf 18 -tune film -profile:v high -level 3.1" table:formula="of:=VLOOKUP(IF(ISBLANK([.F6]);&quot;DVD23T&quot;;[.F6]);$$videoOptions;2;TRUE)" table:style-name="ce12">
            <text:p>-vf yadif -c:v libx264 -preset veryslow -crf 18 -tune film -profile:v high -level 3.1</text:p>
          </table:table-cell>
          <table:table-cell office:value-type="string" office:string-value="-metadata description=&quot;The mysterious Ice Truck Killer escalates his killing spree by leaving body parts of his latest victim at sites that relate to memories from Dexter's childhood, leading Dexter to confront his dark personal history.&quot; -metadata comment=&quot;&quot; -metadata episode_id=&quot;S01E04&quot; -metadata title=&quot;Dexter - S01E04 - Let's Give the Boy a Hand&quot; -metadata show=&quot;Dexter&quot; -metadata language=&quot;eng&quot;" table:formula="of:=&quot;-metadata &quot;&amp;COM.MICROSOFT.TEXTJOIN({&quot;=&quot;&quot;&quot;;&quot;&quot;&quot; -metadata &quot;};FALSE;[.I$2];[.I6];[.J$2];[.J6];[.K$2];[.K6];[.L$2];[.L6];[.M$2];[.M6];&quot;language&quot;;&quot;eng&quot;)&amp;&quot;&quot;&quot;&quot;" table:style-name="ce12">
            <text:p>-metadata description="The mysterious Ice Truck Killer escalates his killing spree by leaving body parts of his latest victim at sites that relate to memories from Dexter's childhood, leading Dexter to confront his dark personal history." -metadata comment="" -metadata episode_id="S01E04" -metadata title="Dexter - S01E04 - Let's Give the Boy a Hand" -metadata show="Dexter" -metadata language="eng"</text:p>
          </table:table-cell>
          <table:table-cell office:value-type="string" office:string-value="-ac:a:0 2 -filter:a:0 volume=volume=2dB:precision=fixed,dynaudnorm -c:a:0 aac -b:a:0 160k -metadata:s:a:0 title=&quot;Stereo&quot;" table:formula="of:=SUBSTITUTE(VLOOKUP(IF(ISBLANK([.G6]);&quot;AAC&quot;;MID([.G6];2;10));$$audioChoices;2;FALSE);&quot;`&quot;;&quot;0&quot;)&amp;IF(ISBLANK([.H6]);&quot;&quot;;&quot; &quot;&amp;SUBSTITUTE(VLOOKUP(MID([.H6];2;10);$$audioChoices;2;FALSE);&quot;`&quot;;&quot;1&quot;))" table:style-name="ce12">
            <text:p>-ac:a:0 2 -filter:a:0 volume=volume=2dB:precision=fixed,dynaudnorm -c:a:0 aac -b:a:0 160k -metadata:s:a:0 title="Stereo"</text:p>
          </table:table-cell>
          <table:table-cell office:value-type="string" office:string-value="Dexter - S01E04 - Let's Give the Boy a Hand" table:formula="of:=SUBSTITUTE([.L6];&quot;:&quot;;&quot;&quot;)" table:style-name="ce12">
            <text:p>Dexter - S01E04 - Let's Give the Boy a Hand</text:p>
          </table:table-cell>
          <table:table-cell table:style-name="ce3"/>
          <table:table-cell table:style-name="ce13"/>
          <table:table-cell table:number-columns-repeated="16363"/>
        </table:table-row>
        <table:table-row table:style-name="ro1">
          <table:table-cell table:style-name="ce3"/>
          <table:table-cell office:value-type="string" table:style-name="ce3">
            <text:p>Love American Style</text:p>
          </table:table-cell>
          <table:table-cell table:style-name="ce3"/>
          <table:table-cell office:value-type="float" office:value="5" table:style-name="ce3">
            <text:p>5</text:p>
          </table:table-cell>
          <table:table-cell office:value-type="string" table:style-name="ce3">
            <text:p>Dexter S1_D2_t00.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Debra and the rest of the squad start to make headway when one of the Ice Truck Killer victims is found alive. Meanwhile, Dexter gets in over-his-head trouble when he begins stalking a murderous human-trafficker.</text:p>
          </table:table-cell>
          <table:table-cell table:style-name="ce3"/>
          <table:table-cell office:value-type="string" office:string-value="S01E05" table:formula="of:=&quot;S&quot;&amp;SUBSTITUTE(TEXT(IF(ISBLANK([.$C$2]);[.C7];[.$C$2])+(IF(ISBLANK([.D7]);(ROW()-2);[.D7])/100);&quot;##00.00&quot;);&quot;.&quot;;&quot;E&quot;)" table:style-name="ce3">
            <text:p>S01E05</text:p>
          </table:table-cell>
          <table:table-cell office:value-type="string" office:string-value="Dexter - S01E05 - Love American Style" table:formula="of:=SUBSTITUTE(COM.MICROSOFT.TEXTJOIN(&quot; - &quot;;TRUE;$$TVshow;[.K7];[.B7]);&quot;&quot;&quot;&quot;;&quot;&quot;)" table:style-name="ce3">
            <text:p>Dexter - S01E05 - Love American Style</text:p>
          </table:table-cell>
          <table:table-cell office:value-type="string" office:string-value="Dexter" table:formula="of:=$$TVshow" table:style-name="ce3">
            <text:p>Dexter</text:p>
          </table:table-cell>
          <table:table-cell office:value-type="string" office:string-value="Dexter S1_D2_t00.mkv" table:formula="of:=[.E7]" table:style-name="ce12">
            <text:p>Dexter S1_D2_t00.mkv</text:p>
          </table:table-cell>
          <table:table-cell office:value-type="string" office:string-value="-map 0:v:0 -map 0:a:0" table:formula="of:=&quot;-map 0:v:0 -map 0:a:&quot;&amp;IF(ISBLANK([.G7]);&quot;0&quot;;LEFT([.G7];1))&amp;IF(ISBLANK([.H7]);&quot;&quot;;&quot; -map 0:a:&quot;&amp;LEFT([.H7];1))" table:style-name="ce12">
            <text:p>-map 0:v:0 -map 0:a:0</text:p>
          </table:table-cell>
          <table:table-cell office:value-type="string" office:string-value="-vf yadif -c:v libx264 -preset veryslow -crf 18 -tune film -profile:v high -level 3.1" table:formula="of:=VLOOKUP(IF(ISBLANK([.F7]);&quot;DVD23T&quot;;[.F7]);$$videoOptions;2;TRUE)" table:style-name="ce12">
            <text:p>-vf yadif -c:v libx264 -preset veryslow -crf 18 -tune film -profile:v high -level 3.1</text:p>
          </table:table-cell>
          <table:table-cell office:value-type="string" office:string-value="-metadata description=&quot;Debra and the rest of the squad start to make headway when one of the Ice Truck Killer victims is found alive. Meanwhile, Dexter gets in over-his-head trouble when he begins stalking a murderous human-trafficker.&quot; -metadata comment=&quot;&quot; -metadata episode_id=&quot;S01E05&quot; -metadata title=&quot;Dexter - S01E05 - Love American Style&quot; -metadata show=&quot;Dexter&quot; -metadata language=&quot;eng&quot;" table:formula="of:=&quot;-metadata &quot;&amp;COM.MICROSOFT.TEXTJOIN({&quot;=&quot;&quot;&quot;;&quot;&quot;&quot; -metadata &quot;};FALSE;[.I$2];[.I7];[.J$2];[.J7];[.K$2];[.K7];[.L$2];[.L7];[.M$2];[.M7];&quot;language&quot;;&quot;eng&quot;)&amp;&quot;&quot;&quot;&quot;" table:style-name="ce12">
            <text:p>-metadata description="Debra and the rest of the squad start to make headway when one of the Ice Truck Killer victims is found alive. Meanwhile, Dexter gets in over-his-head trouble when he begins stalking a murderous human-trafficker." -metadata comment="" -metadata episode_id="S01E05" -metadata title="Dexter - S01E05 - Love American Style" -metadata show="Dexter" -metadata language="eng"</text:p>
          </table:table-cell>
          <table:table-cell office:value-type="string" office:string-value="-ac:a:0 2 -filter:a:0 volume=volume=2dB:precision=fixed,dynaudnorm -c:a:0 aac -b:a:0 160k -metadata:s:a:0 title=&quot;Stereo&quot;" table:formula="of:=SUBSTITUTE(VLOOKUP(IF(ISBLANK([.G7]);&quot;AAC&quot;;MID([.G7];2;10));$$audioChoices;2;FALSE);&quot;`&quot;;&quot;0&quot;)&amp;IF(ISBLANK([.H7]);&quot;&quot;;&quot; &quot;&amp;SUBSTITUTE(VLOOKUP(MID([.H7];2;10);$$audioChoices;2;FALSE);&quot;`&quot;;&quot;1&quot;))" table:style-name="ce12">
            <text:p>-ac:a:0 2 -filter:a:0 volume=volume=2dB:precision=fixed,dynaudnorm -c:a:0 aac -b:a:0 160k -metadata:s:a:0 title="Stereo"</text:p>
          </table:table-cell>
          <table:table-cell office:value-type="string" office:string-value="Dexter - S01E05 - Love American Style" table:formula="of:=SUBSTITUTE([.L7];&quot;:&quot;;&quot;&quot;)" table:style-name="ce12">
            <text:p>Dexter - S01E05 - Love American Style</text:p>
          </table:table-cell>
          <table:table-cell table:style-name="ce3"/>
          <table:table-cell table:style-name="ce13"/>
          <table:table-cell table:number-columns-repeated="16363"/>
        </table:table-row>
        <table:table-row table:style-name="ro1">
          <table:table-cell table:style-name="ce3"/>
          <table:table-cell office:value-type="string" table:style-name="ce3">
            <text:p>Return to Sender</text:p>
          </table:table-cell>
          <table:table-cell table:style-name="ce3"/>
          <table:table-cell office:value-type="float" office:value="6" table:style-name="ce3">
            <text:p>6</text:p>
          </table:table-cell>
          <table:table-cell office:value-type="string" table:style-name="ce3">
            <text:p>Dexter S1_D2_t01.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The Ice Truck Killer leaves a surprise dead body for Dexter at one of the crime scenes of Dexter's most recent kill, which puts him in the crosshairs of his own Homicide Division of the Miami Metro Police.</text:p>
          </table:table-cell>
          <table:table-cell table:style-name="ce3"/>
          <table:table-cell office:value-type="string" office:string-value="S01E06" table:formula="of:=&quot;S&quot;&amp;SUBSTITUTE(TEXT(IF(ISBLANK([.$C$2]);[.C8];[.$C$2])+(IF(ISBLANK([.D8]);(ROW()-2);[.D8])/100);&quot;##00.00&quot;);&quot;.&quot;;&quot;E&quot;)" table:style-name="ce3">
            <text:p>S01E06</text:p>
          </table:table-cell>
          <table:table-cell office:value-type="string" office:string-value="Dexter - S01E06 - Return to Sender" table:formula="of:=SUBSTITUTE(COM.MICROSOFT.TEXTJOIN(&quot; - &quot;;TRUE;$$TVshow;[.K8];[.B8]);&quot;&quot;&quot;&quot;;&quot;&quot;)" table:style-name="ce3">
            <text:p>Dexter - S01E06 - Return to Sender</text:p>
          </table:table-cell>
          <table:table-cell office:value-type="string" office:string-value="Dexter" table:formula="of:=$$TVshow" table:style-name="ce3">
            <text:p>Dexter</text:p>
          </table:table-cell>
          <table:table-cell office:value-type="string" office:string-value="Dexter S1_D2_t01.mkv" table:formula="of:=[.E8]" table:style-name="ce12">
            <text:p>Dexter S1_D2_t01.mkv</text:p>
          </table:table-cell>
          <table:table-cell office:value-type="string" office:string-value="-map 0:v:0 -map 0:a:0" table:formula="of:=&quot;-map 0:v:0 -map 0:a:&quot;&amp;IF(ISBLANK([.G8]);&quot;0&quot;;LEFT([.G8];1))&amp;IF(ISBLANK([.H8]);&quot;&quot;;&quot; -map 0:a:&quot;&amp;LEFT([.H8];1))" table:style-name="ce12">
            <text:p>-map 0:v:0 -map 0:a:0</text:p>
          </table:table-cell>
          <table:table-cell office:value-type="string" office:string-value="-vf yadif -c:v libx264 -preset veryslow -crf 18 -tune film -profile:v high -level 3.1" table:formula="of:=VLOOKUP(IF(ISBLANK([.F8]);&quot;DVD23T&quot;;[.F8]);$$videoOptions;2;TRUE)" table:style-name="ce12">
            <text:p>-vf yadif -c:v libx264 -preset veryslow -crf 18 -tune film -profile:v high -level 3.1</text:p>
          </table:table-cell>
          <table:table-cell office:value-type="string" office:string-value="-metadata description=&quot;The Ice Truck Killer leaves a surprise dead body for Dexter at one of the crime scenes of Dexter's most recent kill, which puts him in the crosshairs of his own Homicide Division of the Miami Metro Police.&quot; -metadata comment=&quot;&quot; -metadata episode_id=&quot;S01E06&quot; -metadata title=&quot;Dexter - S01E06 - Return to Sender&quot; -metadata show=&quot;Dexter&quot; -metadata language=&quot;eng&quot;" table:formula="of:=&quot;-metadata &quot;&amp;COM.MICROSOFT.TEXTJOIN({&quot;=&quot;&quot;&quot;;&quot;&quot;&quot; -metadata &quot;};FALSE;[.I$2];[.I8];[.J$2];[.J8];[.K$2];[.K8];[.L$2];[.L8];[.M$2];[.M8];&quot;language&quot;;&quot;eng&quot;)&amp;&quot;&quot;&quot;&quot;" table:style-name="ce12">
            <text:p>-metadata description="The Ice Truck Killer leaves a surprise dead body for Dexter at one of the crime scenes of Dexter's most recent kill, which puts him in the crosshairs of his own Homicide Division of the Miami Metro Police." -metadata comment="" -metadata episode_id="S01E06" -metadata title="Dexter - S01E06 - Return to Sender" -metadata show="Dexter" -metadata language="eng"</text:p>
          </table:table-cell>
          <table:table-cell office:value-type="string" office:string-value="-ac:a:0 2 -filter:a:0 volume=volume=2dB:precision=fixed,dynaudnorm -c:a:0 aac -b:a:0 160k -metadata:s:a:0 title=&quot;Stereo&quot;" table:formula="of:=SUBSTITUTE(VLOOKUP(IF(ISBLANK([.G8]);&quot;AAC&quot;;MID([.G8];2;10));$$audioChoices;2;FALSE);&quot;`&quot;;&quot;0&quot;)&amp;IF(ISBLANK([.H8]);&quot;&quot;;&quot; &quot;&amp;SUBSTITUTE(VLOOKUP(MID([.H8];2;10);$$audioChoices;2;FALSE);&quot;`&quot;;&quot;1&quot;))" table:style-name="ce12">
            <text:p>-ac:a:0 2 -filter:a:0 volume=volume=2dB:precision=fixed,dynaudnorm -c:a:0 aac -b:a:0 160k -metadata:s:a:0 title="Stereo"</text:p>
          </table:table-cell>
          <table:table-cell office:value-type="string" office:string-value="Dexter - S01E06 - Return to Sender" table:formula="of:=SUBSTITUTE([.L8];&quot;:&quot;;&quot;&quot;)" table:style-name="ce12">
            <text:p>Dexter - S01E06 - Return to Sender</text:p>
          </table:table-cell>
          <table:table-cell table:style-name="ce3"/>
          <table:table-cell table:style-name="ce13"/>
          <table:table-cell table:number-columns-repeated="16363"/>
        </table:table-row>
        <table:table-row table:style-name="ro1">
          <table:table-cell table:style-name="ce3"/>
          <table:table-cell office:value-type="string" table:style-name="ce3">
            <text:p>Circle of Friends</text:p>
          </table:table-cell>
          <table:table-cell table:style-name="ce3"/>
          <table:table-cell office:value-type="float" office:value="7" table:style-name="ce3">
            <text:p>7</text:p>
          </table:table-cell>
          <table:table-cell office:value-type="string" table:style-name="ce3">
            <text:p>Dexter S1_D2_t02.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The Ice Truck Killer is supposedly identified, but Dexter is skeptical. Meanwhile, Rita must deal with the return of her menacing, recently paroled ex-husband.</text:p>
          </table:table-cell>
          <table:table-cell table:style-name="ce3"/>
          <table:table-cell office:value-type="string" office:string-value="S01E07" table:formula="of:=&quot;S&quot;&amp;SUBSTITUTE(TEXT(IF(ISBLANK([.$C$2]);[.C9];[.$C$2])+(IF(ISBLANK([.D9]);(ROW()-2);[.D9])/100);&quot;##00.00&quot;);&quot;.&quot;;&quot;E&quot;)" table:style-name="ce3">
            <text:p>S01E07</text:p>
          </table:table-cell>
          <table:table-cell office:value-type="string" office:string-value="Dexter - S01E07 - Circle of Friends" table:formula="of:=SUBSTITUTE(COM.MICROSOFT.TEXTJOIN(&quot; - &quot;;TRUE;$$TVshow;[.K9];[.B9]);&quot;&quot;&quot;&quot;;&quot;&quot;)" table:style-name="ce3">
            <text:p>Dexter - S01E07 - Circle of Friends</text:p>
          </table:table-cell>
          <table:table-cell office:value-type="string" office:string-value="Dexter" table:formula="of:=$$TVshow" table:style-name="ce3">
            <text:p>Dexter</text:p>
          </table:table-cell>
          <table:table-cell office:value-type="string" office:string-value="Dexter S1_D2_t02.mkv" table:formula="of:=[.E9]" table:style-name="ce12">
            <text:p>Dexter S1_D2_t02.mkv</text:p>
          </table:table-cell>
          <table:table-cell office:value-type="string" office:string-value="-map 0:v:0 -map 0:a:0" table:formula="of:=&quot;-map 0:v:0 -map 0:a:&quot;&amp;IF(ISBLANK([.G9]);&quot;0&quot;;LEFT([.G9];1))&amp;IF(ISBLANK([.H9]);&quot;&quot;;&quot; -map 0:a:&quot;&amp;LEFT([.H9];1))" table:style-name="ce12">
            <text:p>-map 0:v:0 -map 0:a:0</text:p>
          </table:table-cell>
          <table:table-cell office:value-type="string" office:string-value="-vf yadif -c:v libx264 -preset veryslow -crf 18 -tune film -profile:v high -level 3.1" table:formula="of:=VLOOKUP(IF(ISBLANK([.F9]);&quot;DVD23T&quot;;[.F9]);$$videoOptions;2;TRUE)" table:style-name="ce12">
            <text:p>-vf yadif -c:v libx264 -preset veryslow -crf 18 -tune film -profile:v high -level 3.1</text:p>
          </table:table-cell>
          <table:table-cell office:value-type="string" office:string-value="-metadata description=&quot;The Ice Truck Killer is supposedly identified, but Dexter is skeptical. Meanwhile, Rita must deal with the return of her menacing, recently paroled ex-husband.&quot; -metadata comment=&quot;&quot; -metadata episode_id=&quot;S01E07&quot; -metadata title=&quot;Dexter - S01E07 - Circle of Friends&quot; -metadata show=&quot;Dexter&quot; -metadata language=&quot;eng&quot;" table:formula="of:=&quot;-metadata &quot;&amp;COM.MICROSOFT.TEXTJOIN({&quot;=&quot;&quot;&quot;;&quot;&quot;&quot; -metadata &quot;};FALSE;[.I$2];[.I9];[.J$2];[.J9];[.K$2];[.K9];[.L$2];[.L9];[.M$2];[.M9];&quot;language&quot;;&quot;eng&quot;)&amp;&quot;&quot;&quot;&quot;" table:style-name="ce12">
            <text:p>-metadata description="The Ice Truck Killer is supposedly identified, but Dexter is skeptical. Meanwhile, Rita must deal with the return of her menacing, recently paroled ex-husband." -metadata comment="" -metadata episode_id="S01E07" -metadata title="Dexter - S01E07 - Circle of Friends" -metadata show="Dexter" -metadata language="eng"</text:p>
          </table:table-cell>
          <table:table-cell office:value-type="string" office:string-value="-ac:a:0 2 -filter:a:0 volume=volume=2dB:precision=fixed,dynaudnorm -c:a:0 aac -b:a:0 160k -metadata:s:a:0 title=&quot;Stereo&quot;" table:formula="of:=SUBSTITUTE(VLOOKUP(IF(ISBLANK([.G9]);&quot;AAC&quot;;MID([.G9];2;10));$$audioChoices;2;FALSE);&quot;`&quot;;&quot;0&quot;)&amp;IF(ISBLANK([.H9]);&quot;&quot;;&quot; &quot;&amp;SUBSTITUTE(VLOOKUP(MID([.H9];2;10);$$audioChoices;2;FALSE);&quot;`&quot;;&quot;1&quot;))" table:style-name="ce12">
            <text:p>-ac:a:0 2 -filter:a:0 volume=volume=2dB:precision=fixed,dynaudnorm -c:a:0 aac -b:a:0 160k -metadata:s:a:0 title="Stereo"</text:p>
          </table:table-cell>
          <table:table-cell office:value-type="string" office:string-value="Dexter - S01E07 - Circle of Friends" table:formula="of:=SUBSTITUTE([.L9];&quot;:&quot;;&quot;&quot;)" table:style-name="ce12">
            <text:p>Dexter - S01E07 - Circle of Friends</text:p>
          </table:table-cell>
          <table:table-cell table:style-name="ce3"/>
          <table:table-cell table:style-name="ce13"/>
          <table:table-cell table:number-columns-repeated="16363"/>
        </table:table-row>
        <table:table-row table:style-name="ro1">
          <table:table-cell table:style-name="ce3"/>
          <table:table-cell office:value-type="string" table:style-name="ce3">
            <text:p>Shrink Wrap</text:p>
          </table:table-cell>
          <table:table-cell table:style-name="ce3"/>
          <table:table-cell office:value-type="float" office:value="8" table:style-name="ce3">
            <text:p>8</text:p>
          </table:table-cell>
          <table:table-cell office:value-type="string" table:style-name="ce3">
            <text:p>Dexter S1_D2_t03.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An unexplained suicide of a wealthy and powerful woman leads Dexter to suspect that her psychologist, Dr. Emmett Meridian, may have killed her.</text:p>
          </table:table-cell>
          <table:table-cell table:style-name="ce3"/>
          <table:table-cell office:value-type="string" office:string-value="S01E08" table:formula="of:=&quot;S&quot;&amp;SUBSTITUTE(TEXT(IF(ISBLANK([.$C$2]);[.C10];[.$C$2])+(IF(ISBLANK([.D10]);(ROW()-2);[.D10])/100);&quot;##00.00&quot;);&quot;.&quot;;&quot;E&quot;)" table:style-name="ce3">
            <text:p>S01E08</text:p>
          </table:table-cell>
          <table:table-cell office:value-type="string" office:string-value="Dexter - S01E08 - Shrink Wrap" table:formula="of:=SUBSTITUTE(COM.MICROSOFT.TEXTJOIN(&quot; - &quot;;TRUE;$$TVshow;[.K10];[.B10]);&quot;&quot;&quot;&quot;;&quot;&quot;)" table:style-name="ce3">
            <text:p>Dexter - S01E08 - Shrink Wrap</text:p>
          </table:table-cell>
          <table:table-cell office:value-type="string" office:string-value="Dexter" table:formula="of:=$$TVshow" table:style-name="ce3">
            <text:p>Dexter</text:p>
          </table:table-cell>
          <table:table-cell office:value-type="string" office:string-value="Dexter S1_D2_t03.mkv" table:formula="of:=[.E10]" table:style-name="ce12">
            <text:p>Dexter S1_D2_t03.mkv</text:p>
          </table:table-cell>
          <table:table-cell office:value-type="string" office:string-value="-map 0:v:0 -map 0:a:0" table:formula="of:=&quot;-map 0:v:0 -map 0:a:&quot;&amp;IF(ISBLANK([.G10]);&quot;0&quot;;LEFT([.G10];1))&amp;IF(ISBLANK([.H10]);&quot;&quot;;&quot; -map 0:a:&quot;&amp;LEFT([.H10];1))" table:style-name="ce12">
            <text:p>-map 0:v:0 -map 0:a:0</text:p>
          </table:table-cell>
          <table:table-cell office:value-type="string" office:string-value="-vf yadif -c:v libx264 -preset veryslow -crf 18 -tune film -profile:v high -level 3.1" table:formula="of:=VLOOKUP(IF(ISBLANK([.F10]);&quot;DVD23T&quot;;[.F10]);$$videoOptions;2;TRUE)" table:style-name="ce12">
            <text:p>-vf yadif -c:v libx264 -preset veryslow -crf 18 -tune film -profile:v high -level 3.1</text:p>
          </table:table-cell>
          <table:table-cell office:value-type="string" office:string-value="-metadata description=&quot;An unexplained suicide of a wealthy and powerful woman leads Dexter to suspect that her psychologist, Dr. Emmett Meridian, may have killed her.&quot; -metadata comment=&quot;&quot; -metadata episode_id=&quot;S01E08&quot; -metadata title=&quot;Dexter - S01E08 - Shrink Wrap&quot; -metadata show=&quot;Dexter&quot; -metadata language=&quot;eng&quot;" table:formula="of:=&quot;-metadata &quot;&amp;COM.MICROSOFT.TEXTJOIN({&quot;=&quot;&quot;&quot;;&quot;&quot;&quot; -metadata &quot;};FALSE;[.I$2];[.I10];[.J$2];[.J10];[.K$2];[.K10];[.L$2];[.L10];[.M$2];[.M10];&quot;language&quot;;&quot;eng&quot;)&amp;&quot;&quot;&quot;&quot;" table:style-name="ce12">
            <text:p>-metadata description="An unexplained suicide of a wealthy and powerful woman leads Dexter to suspect that her psychologist, Dr. Emmett Meridian, may have killed her." -metadata comment="" -metadata episode_id="S01E08" -metadata title="Dexter - S01E08 - Shrink Wrap" -metadata show="Dexter" -metadata language="eng"</text:p>
          </table:table-cell>
          <table:table-cell office:value-type="string" office:string-value="-ac:a:0 2 -filter:a:0 volume=volume=2dB:precision=fixed,dynaudnorm -c:a:0 aac -b:a:0 160k -metadata:s:a:0 title=&quot;Stereo&quot;" table:formula="of:=SUBSTITUTE(VLOOKUP(IF(ISBLANK([.G10]);&quot;AAC&quot;;MID([.G10];2;10));$$audioChoices;2;FALSE);&quot;`&quot;;&quot;0&quot;)&amp;IF(ISBLANK([.H10]);&quot;&quot;;&quot; &quot;&amp;SUBSTITUTE(VLOOKUP(MID([.H10];2;10);$$audioChoices;2;FALSE);&quot;`&quot;;&quot;1&quot;))" table:style-name="ce12">
            <text:p>-ac:a:0 2 -filter:a:0 volume=volume=2dB:precision=fixed,dynaudnorm -c:a:0 aac -b:a:0 160k -metadata:s:a:0 title="Stereo"</text:p>
          </table:table-cell>
          <table:table-cell office:value-type="string" office:string-value="Dexter - S01E08 - Shrink Wrap" table:formula="of:=SUBSTITUTE([.L10];&quot;:&quot;;&quot;&quot;)" table:style-name="ce12">
            <text:p>Dexter - S01E08 - Shrink Wrap</text:p>
          </table:table-cell>
          <table:table-cell table:style-name="ce3"/>
          <table:table-cell table:style-name="ce13"/>
          <table:table-cell table:number-columns-repeated="16363"/>
        </table:table-row>
        <table:table-row table:style-name="ro1">
          <table:table-cell table:style-name="ce3"/>
          <table:table-cell office:value-type="string" table:style-name="ce3">
            <text:p>Father Knows Best</text:p>
          </table:table-cell>
          <table:table-cell table:style-name="ce3"/>
          <table:table-cell office:value-type="float" office:value="9" table:style-name="ce3">
            <text:p>9</text:p>
          </table:table-cell>
          <table:table-cell office:value-type="string" table:style-name="ce3">
            <text:p>Dexter S1_D3_t00.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Dexter learns that his biological father, Joe Driscoll, who he thought had been long dead, has only recently died and has left all of his belongings to Dexter, including his house.</text:p>
          </table:table-cell>
          <table:table-cell table:style-name="ce3"/>
          <table:table-cell office:value-type="string" office:string-value="S01E09" table:formula="of:=&quot;S&quot;&amp;SUBSTITUTE(TEXT(IF(ISBLANK([.$C$2]);[.C11];[.$C$2])+(IF(ISBLANK([.D11]);(ROW()-2);[.D11])/100);&quot;##00.00&quot;);&quot;.&quot;;&quot;E&quot;)" table:style-name="ce3">
            <text:p>S01E09</text:p>
          </table:table-cell>
          <table:table-cell office:value-type="string" office:string-value="Dexter - S01E09 - Father Knows Best" table:formula="of:=SUBSTITUTE(COM.MICROSOFT.TEXTJOIN(&quot; - &quot;;TRUE;$$TVshow;[.K11];[.B11]);&quot;&quot;&quot;&quot;;&quot;&quot;)" table:style-name="ce3">
            <text:p>Dexter - S01E09 - Father Knows Best</text:p>
          </table:table-cell>
          <table:table-cell office:value-type="string" office:string-value="Dexter" table:formula="of:=$$TVshow" table:style-name="ce3">
            <text:p>Dexter</text:p>
          </table:table-cell>
          <table:table-cell office:value-type="string" office:string-value="Dexter S1_D3_t00.mkv" table:formula="of:=[.E11]" table:style-name="ce12">
            <text:p>Dexter S1_D3_t00.mkv</text:p>
          </table:table-cell>
          <table:table-cell office:value-type="string" office:string-value="-map 0:v:0 -map 0:a:0" table:formula="of:=&quot;-map 0:v:0 -map 0:a:&quot;&amp;IF(ISBLANK([.G11]);&quot;0&quot;;LEFT([.G11];1))&amp;IF(ISBLANK([.H11]);&quot;&quot;;&quot; -map 0:a:&quot;&amp;LEFT([.H11];1))" table:style-name="ce12">
            <text:p>-map 0:v:0 -map 0:a:0</text:p>
          </table:table-cell>
          <table:table-cell office:value-type="string" office:string-value="-vf yadif -c:v libx264 -preset veryslow -crf 18 -tune film -profile:v high -level 3.1" table:formula="of:=VLOOKUP(IF(ISBLANK([.F11]);&quot;DVD23T&quot;;[.F11]);$$videoOptions;2;TRUE)" table:style-name="ce12">
            <text:p>-vf yadif -c:v libx264 -preset veryslow -crf 18 -tune film -profile:v high -level 3.1</text:p>
          </table:table-cell>
          <table:table-cell office:value-type="string" office:string-value="-metadata description=&quot;Dexter learns that his biological father, Joe Driscoll, who he thought had been long dead, has only recently died and has left all of his belongings to Dexter, including his house.&quot; -metadata comment=&quot;&quot; -metadata episode_id=&quot;S01E09&quot; -metadata title=&quot;Dexter - S01E09 - Father Knows Best&quot; -metadata show=&quot;Dexter&quot; -metadata language=&quot;eng&quot;" table:formula="of:=&quot;-metadata &quot;&amp;COM.MICROSOFT.TEXTJOIN({&quot;=&quot;&quot;&quot;;&quot;&quot;&quot; -metadata &quot;};FALSE;[.I$2];[.I11];[.J$2];[.J11];[.K$2];[.K11];[.L$2];[.L11];[.M$2];[.M11];&quot;language&quot;;&quot;eng&quot;)&amp;&quot;&quot;&quot;&quot;" table:style-name="ce12">
            <text:p>-metadata description="Dexter learns that his biological father, Joe Driscoll, who he thought had been long dead, has only recently died and has left all of his belongings to Dexter, including his house." -metadata comment="" -metadata episode_id="S01E09" -metadata title="Dexter - S01E09 - Father Knows Best" -metadata show="Dexter" -metadata language="eng"</text:p>
          </table:table-cell>
          <table:table-cell office:value-type="string" office:string-value="-ac:a:0 2 -filter:a:0 volume=volume=2dB:precision=fixed,dynaudnorm -c:a:0 aac -b:a:0 160k -metadata:s:a:0 title=&quot;Stereo&quot;" table:formula="of:=SUBSTITUTE(VLOOKUP(IF(ISBLANK([.G11]);&quot;AAC&quot;;MID([.G11];2;10));$$audioChoices;2;FALSE);&quot;`&quot;;&quot;0&quot;)&amp;IF(ISBLANK([.H11]);&quot;&quot;;&quot; &quot;&amp;SUBSTITUTE(VLOOKUP(MID([.H11];2;10);$$audioChoices;2;FALSE);&quot;`&quot;;&quot;1&quot;))" table:style-name="ce12">
            <text:p>-ac:a:0 2 -filter:a:0 volume=volume=2dB:precision=fixed,dynaudnorm -c:a:0 aac -b:a:0 160k -metadata:s:a:0 title="Stereo"</text:p>
          </table:table-cell>
          <table:table-cell office:value-type="string" office:string-value="Dexter - S01E09 - Father Knows Best" table:formula="of:=SUBSTITUTE([.L11];&quot;:&quot;;&quot;&quot;)" table:style-name="ce12">
            <text:p>Dexter - S01E09 - Father Knows Best</text:p>
          </table:table-cell>
          <table:table-cell table:style-name="ce3"/>
          <table:table-cell table:style-name="ce13"/>
          <table:table-cell table:number-columns-repeated="16363"/>
        </table:table-row>
        <table:table-row table:style-name="ro1">
          <table:table-cell table:style-name="ce3"/>
          <table:table-cell office:value-type="string" table:style-name="ce3">
            <text:p>Seeing Red</text:p>
          </table:table-cell>
          <table:table-cell table:style-name="ce3"/>
          <table:table-cell office:value-type="float" office:value="10" table:style-name="ce3">
            <text:p>10</text:p>
          </table:table-cell>
          <table:table-cell office:value-type="string" table:style-name="ce3">
            <text:p>Dexter S1_D3_t01.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When the Ice Truck Killer leaves a horribly bloody crime scene at a hotel, Dexter digs deeper into his past.</text:p>
          </table:table-cell>
          <table:table-cell table:style-name="ce3"/>
          <table:table-cell office:value-type="string" office:string-value="S01E10" table:formula="of:=&quot;S&quot;&amp;SUBSTITUTE(TEXT(IF(ISBLANK([.$C$2]);[.C12];[.$C$2])+(IF(ISBLANK([.D12]);(ROW()-2);[.D12])/100);&quot;##00.00&quot;);&quot;.&quot;;&quot;E&quot;)" table:style-name="ce3">
            <text:p>S01E10</text:p>
          </table:table-cell>
          <table:table-cell office:value-type="string" office:string-value="Dexter - S01E10 - Seeing Red" table:formula="of:=SUBSTITUTE(COM.MICROSOFT.TEXTJOIN(&quot; - &quot;;TRUE;$$TVshow;[.K12];[.B12]);&quot;&quot;&quot;&quot;;&quot;&quot;)" table:style-name="ce3">
            <text:p>Dexter - S01E10 - Seeing Red</text:p>
          </table:table-cell>
          <table:table-cell office:value-type="string" office:string-value="Dexter" table:formula="of:=$$TVshow" table:style-name="ce3">
            <text:p>Dexter</text:p>
          </table:table-cell>
          <table:table-cell office:value-type="string" office:string-value="Dexter S1_D3_t01.mkv" table:formula="of:=[.E12]" table:style-name="ce12">
            <text:p>Dexter S1_D3_t01.mkv</text:p>
          </table:table-cell>
          <table:table-cell office:value-type="string" office:string-value="-map 0:v:0 -map 0:a:0" table:formula="of:=&quot;-map 0:v:0 -map 0:a:&quot;&amp;IF(ISBLANK([.G12]);&quot;0&quot;;LEFT([.G12];1))&amp;IF(ISBLANK([.H12]);&quot;&quot;;&quot; -map 0:a:&quot;&amp;LEFT([.H12];1))" table:style-name="ce12">
            <text:p>-map 0:v:0 -map 0:a:0</text:p>
          </table:table-cell>
          <table:table-cell office:value-type="string" office:string-value="-vf yadif -c:v libx264 -preset veryslow -crf 18 -tune film -profile:v high -level 3.1" table:formula="of:=VLOOKUP(IF(ISBLANK([.F12]);&quot;DVD23T&quot;;[.F12]);$$videoOptions;2;TRUE)" table:style-name="ce12">
            <text:p>-vf yadif -c:v libx264 -preset veryslow -crf 18 -tune film -profile:v high -level 3.1</text:p>
          </table:table-cell>
          <table:table-cell office:value-type="string" office:string-value="-metadata description=&quot;When the Ice Truck Killer leaves a horribly bloody crime scene at a hotel, Dexter digs deeper into his past.&quot; -metadata comment=&quot;&quot; -metadata episode_id=&quot;S01E10&quot; -metadata title=&quot;Dexter - S01E10 - Seeing Red&quot; -metadata show=&quot;Dexter&quot; -metadata language=&quot;eng&quot;" table:formula="of:=&quot;-metadata &quot;&amp;COM.MICROSOFT.TEXTJOIN({&quot;=&quot;&quot;&quot;;&quot;&quot;&quot; -metadata &quot;};FALSE;[.I$2];[.I12];[.J$2];[.J12];[.K$2];[.K12];[.L$2];[.L12];[.M$2];[.M12];&quot;language&quot;;&quot;eng&quot;)&amp;&quot;&quot;&quot;&quot;" table:style-name="ce12">
            <text:p>-metadata description="When the Ice Truck Killer leaves a horribly bloody crime scene at a hotel, Dexter digs deeper into his past." -metadata comment="" -metadata episode_id="S01E10" -metadata title="Dexter - S01E10 - Seeing Red" -metadata show="Dexter" -metadata language="eng"</text:p>
          </table:table-cell>
          <table:table-cell office:value-type="string" office:string-value="-ac:a:0 2 -filter:a:0 volume=volume=2dB:precision=fixed,dynaudnorm -c:a:0 aac -b:a:0 160k -metadata:s:a:0 title=&quot;Stereo&quot;" table:formula="of:=SUBSTITUTE(VLOOKUP(IF(ISBLANK([.G12]);&quot;AAC&quot;;MID([.G12];2;10));$$audioChoices;2;FALSE);&quot;`&quot;;&quot;0&quot;)&amp;IF(ISBLANK([.H12]);&quot;&quot;;&quot; &quot;&amp;SUBSTITUTE(VLOOKUP(MID([.H12];2;10);$$audioChoices;2;FALSE);&quot;`&quot;;&quot;1&quot;))" table:style-name="ce12">
            <text:p>-ac:a:0 2 -filter:a:0 volume=volume=2dB:precision=fixed,dynaudnorm -c:a:0 aac -b:a:0 160k -metadata:s:a:0 title="Stereo"</text:p>
          </table:table-cell>
          <table:table-cell office:value-type="string" office:string-value="Dexter - S01E10 - Seeing Red" table:formula="of:=SUBSTITUTE([.L12];&quot;:&quot;;&quot;&quot;)" table:style-name="ce12">
            <text:p>Dexter - S01E10 - Seeing Red</text:p>
          </table:table-cell>
          <table:table-cell table:style-name="ce3"/>
          <table:table-cell table:style-name="ce13"/>
          <table:table-cell table:number-columns-repeated="16363"/>
        </table:table-row>
        <table:table-row table:style-name="ro1">
          <table:table-cell table:style-name="ce3"/>
          <table:table-cell office:value-type="string" table:style-name="ce3">
            <text:p>Truth Be Told</text:p>
          </table:table-cell>
          <table:table-cell table:style-name="ce3"/>
          <table:table-cell office:value-type="float" office:value="11" table:style-name="ce3">
            <text:p>11</text:p>
          </table:table-cell>
          <table:table-cell office:value-type="string" table:style-name="ce3">
            <text:p>Dexter S1_D3_t02.mkv</text:p>
          </table:table-cell>
          <table:table-cell office:value-type="string" table:style-name="ce3">
            <text:p>DVD29I</text:p>
          </table:table-cell>
          <table:table-cell office:value-type="string" table:style-name="ce3">
            <text:p>0AC3AAC</text:p>
          </table:table-cell>
          <table:table-cell table:style-name="ce3"/>
          <table:table-cell office:value-type="string" table:style-name="ce3">
            <text:p>The Ice Truck Killer strikes again, leaving a bloody scene before Christmas at a holiday-themed park.</text:p>
          </table:table-cell>
          <table:table-cell office:value-type="string" table:style-name="ce3">
            <text:p>Ninth highest rated show of all time</text:p>
          </table:table-cell>
          <table:table-cell office:value-type="string" office:string-value="S01E11" table:formula="of:=&quot;S&quot;&amp;SUBSTITUTE(TEXT(IF(ISBLANK([.$C$2]);[.C13];[.$C$2])+(IF(ISBLANK([.D13]);(ROW()-2);[.D13])/100);&quot;##00.00&quot;);&quot;.&quot;;&quot;E&quot;)" table:style-name="ce3">
            <text:p>S01E11</text:p>
          </table:table-cell>
          <table:table-cell office:value-type="string" office:string-value="Dexter - S01E11 - Truth Be Told" table:formula="of:=SUBSTITUTE(COM.MICROSOFT.TEXTJOIN(&quot; - &quot;;TRUE;$$TVshow;[.K13];[.B13]);&quot;&quot;&quot;&quot;;&quot;&quot;)" table:style-name="ce3">
            <text:p>Dexter - S01E11 - Truth Be Told</text:p>
          </table:table-cell>
          <table:table-cell office:value-type="string" office:string-value="Dexter" table:formula="of:=$$TVshow" table:style-name="ce3">
            <text:p>Dexter</text:p>
          </table:table-cell>
          <table:table-cell office:value-type="string" office:string-value="Dexter S1_D3_t02.mkv" table:formula="of:=[.E13]" table:style-name="ce12">
            <text:p>Dexter S1_D3_t02.mkv</text:p>
          </table:table-cell>
          <table:table-cell office:value-type="string" office:string-value="-map 0:v:0 -map 0:a:0" table:formula="of:=&quot;-map 0:v:0 -map 0:a:&quot;&amp;IF(ISBLANK([.G13]);&quot;0&quot;;LEFT([.G13];1))&amp;IF(ISBLANK([.H13]);&quot;&quot;;&quot; -map 0:a:&quot;&amp;LEFT([.H13];1))" table:style-name="ce12">
            <text:p>-map 0:v:0 -map 0:a:0</text:p>
          </table:table-cell>
          <table:table-cell office:value-type="string" office:string-value="-vf yadif -c:v libx264 -preset veryslow -crf 18 -tune film -profile:v high -level 3.1" table:formula="of:=VLOOKUP(IF(ISBLANK([.F13]);&quot;DVD23T&quot;;[.F13]);$$videoOptions;2;TRUE)" table:style-name="ce12">
            <text:p>-vf yadif -c:v libx264 -preset veryslow -crf 18 -tune film -profile:v high -level 3.1</text:p>
          </table:table-cell>
          <table:table-cell office:value-type="string" office:string-value="-metadata description=&quot;The Ice Truck Killer strikes again, leaving a bloody scene before Christmas at a holiday-themed park.&quot; -metadata comment=&quot;Ninth highest rated show of all time&quot; -metadata episode_id=&quot;S01E11&quot; -metadata title=&quot;Dexter - S01E11 - Truth Be Told&quot; -metadata show=&quot;Dexter&quot; -metadata language=&quot;eng&quot;" table:formula="of:=&quot;-metadata &quot;&amp;COM.MICROSOFT.TEXTJOIN({&quot;=&quot;&quot;&quot;;&quot;&quot;&quot; -metadata &quot;};FALSE;[.I$2];[.I13];[.J$2];[.J13];[.K$2];[.K13];[.L$2];[.L13];[.M$2];[.M13];&quot;language&quot;;&quot;eng&quot;)&amp;&quot;&quot;&quot;&quot;" table:style-name="ce12">
            <text:p>-metadata description="The Ice Truck Killer strikes again, leaving a bloody scene before Christmas at a holiday-themed park." -metadata comment="Ninth highest rated show of all time" -metadata episode_id="S01E11" -metadata title="Dexter - S01E11 - Truth Be Told" -metadata show="Dexter" -metadata language="eng"</text:p>
          </table:table-cell>
          <table:table-cell office:value-type="string" office:string-value="-ac:a:0 2 -filter:a:0 volume=volume=2dB:precision=fixed,dynaudnorm -c:a:0 aac -b:a:0 160k -metadata:s:a:0 title=&quot;Stereo&quot;" table:formula="of:=SUBSTITUTE(VLOOKUP(IF(ISBLANK([.G13]);&quot;AAC&quot;;MID([.G13];2;10));$$audioChoices;2;FALSE);&quot;`&quot;;&quot;0&quot;)&amp;IF(ISBLANK([.H13]);&quot;&quot;;&quot; &quot;&amp;SUBSTITUTE(VLOOKUP(MID([.H13];2;10);$$audioChoices;2;FALSE);&quot;`&quot;;&quot;1&quot;))" table:style-name="ce12">
            <text:p>-ac:a:0 2 -filter:a:0 volume=volume=2dB:precision=fixed,dynaudnorm -c:a:0 aac -b:a:0 160k -metadata:s:a:0 title="Stereo"</text:p>
          </table:table-cell>
          <table:table-cell office:value-type="string" office:string-value="Dexter - S01E11 - Truth Be Told" table:formula="of:=SUBSTITUTE([.L13];&quot;:&quot;;&quot;&quot;)" table:style-name="ce12">
            <text:p>Dexter - S01E11 - Truth Be Told</text:p>
          </table:table-cell>
          <table:table-cell table:style-name="ce3"/>
          <table:table-cell table:style-name="ce13"/>
          <table:table-cell table:number-columns-repeated="16363"/>
        </table:table-row>
        <table:table-row table:style-name="ro1">
          <table:table-cell table:style-name="ce3"/>
          <table:table-cell office:value-type="string" table:style-name="ce3">
            <text:p>Born Free</text:p>
          </table:table-cell>
          <table:table-cell table:style-name="ce3"/>
          <table:table-cell office:value-type="float" office:value="12" table:style-name="ce3">
            <text:p>12</text:p>
          </table:table-cell>
          <table:table-cell office:value-type="string" table:style-name="ce3">
            <text:p>Dexter S1_D4_t00.mkv</text:p>
          </table:table-cell>
          <table:table-cell office:value-type="string" table:style-name="ce3">
            <text:p>DVD29I</text:p>
          </table:table-cell>
          <table:table-cell office:value-type="string" table:style-name="ce3">
            <text:p>0AC3AAC</text:p>
          </table:table-cell>
          <table:table-cell office:value-type="string" table:style-name="ce3">
            <text:p>2COMM1</text:p>
          </table:table-cell>
          <table:table-cell office:value-type="string" table:style-name="ce3">
            <text:p>Dexter races against the clock to find Debra when she is abducted by Rudy, the Ice Truck Killer, which leads the two psychopathic killers to have a fateful showdown, and who finally reveals his connection to Dexter.</text:p>
          </table:table-cell>
          <table:table-cell office:value-type="string" table:style-name="ce3">
            <text:p>Second highest rated show of all time</text:p>
          </table:table-cell>
          <table:table-cell office:value-type="string" office:string-value="S01E12" table:formula="of:=&quot;S&quot;&amp;SUBSTITUTE(TEXT(IF(ISBLANK([.$C$2]);[.C14];[.$C$2])+(IF(ISBLANK([.D14]);(ROW()-2);[.D14])/100);&quot;##00.00&quot;);&quot;.&quot;;&quot;E&quot;)" table:style-name="ce3">
            <text:p>S01E12</text:p>
          </table:table-cell>
          <table:table-cell office:value-type="string" office:string-value="Dexter - S01E12 - Born Free" table:formula="of:=SUBSTITUTE(COM.MICROSOFT.TEXTJOIN(&quot; - &quot;;TRUE;$$TVshow;[.K14];[.B14]);&quot;&quot;&quot;&quot;;&quot;&quot;)" table:style-name="ce3">
            <text:p>Dexter - S01E12 - Born Free</text:p>
          </table:table-cell>
          <table:table-cell office:value-type="string" office:string-value="Dexter" table:formula="of:=$$TVshow" table:style-name="ce3">
            <text:p>Dexter</text:p>
          </table:table-cell>
          <table:table-cell office:value-type="string" office:string-value="Dexter S1_D4_t00.mkv" table:formula="of:=[.E14]" table:style-name="ce12">
            <text:p>Dexter S1_D4_t00.mkv</text:p>
          </table:table-cell>
          <table:table-cell office:value-type="string" office:string-value="-map 0:v:0 -map 0:a:0 -map 0:a:2" table:formula="of:=&quot;-map 0:v:0 -map 0:a:&quot;&amp;IF(ISBLANK([.G14]);&quot;0&quot;;LEFT([.G14];1))&amp;IF(ISBLANK([.H14]);&quot;&quot;;&quot; -map 0:a:&quot;&amp;LEFT([.H14];1))" table:style-name="ce12">
            <text:p>-map 0:v:0 -map 0:a:0 -map 0:a:2</text:p>
          </table:table-cell>
          <table:table-cell office:value-type="string" office:string-value="-vf yadif -c:v libx264 -preset veryslow -crf 18 -tune film -profile:v high -level 3.1" table:formula="of:=VLOOKUP(IF(ISBLANK([.F14]);&quot;DVD23T&quot;;[.F14]);$$videoOptions;2;TRUE)" table:style-name="ce12">
            <text:p>-vf yadif -c:v libx264 -preset veryslow -crf 18 -tune film -profile:v high -level 3.1</text:p>
          </table:table-cell>
          <table:table-cell office:value-type="string" office:string-value="-metadata description=&quot;Dexter races against the clock to find Debra when she is abducted by Rudy, the Ice Truck Killer, which leads the two psychopathic killers to have a fateful showdown, and who finally reveals his connection to Dexter.&quot; -metadata comment=&quot;Second highest rated show of all time&quot; -metadata episode_id=&quot;S01E12&quot; -metadata title=&quot;Dexter - S01E12 - Born Free&quot; -metadata show=&quot;Dexter&quot; -metadata language=&quot;eng&quot;" table:formula="of:=&quot;-metadata &quot;&amp;COM.MICROSOFT.TEXTJOIN({&quot;=&quot;&quot;&quot;;&quot;&quot;&quot; -metadata &quot;};FALSE;[.I$2];[.I14];[.J$2];[.J14];[.K$2];[.K14];[.L$2];[.L14];[.M$2];[.M14];&quot;language&quot;;&quot;eng&quot;)&amp;&quot;&quot;&quot;&quot;" table:style-name="ce12">
            <text:p>-metadata description="Dexter races against the clock to find Debra when she is abducted by Rudy, the Ice Truck Killer, which leads the two psychopathic killers to have a fateful showdown, and who finally reveals his connection to Dexter." -metadata comment="Second highest rated show of all time" -metadata episode_id="S01E12" -metadata title="Dexter - S01E12 - Born Free" -metadata show="Dexter" -metadata language="eng"</text:p>
          </table:table-cell>
          <table:table-cell office:value-type="string" office:string-value="-ac:a:0 2 -filter:a:0 volume=volume=2dB:precision=fixed,dynaudnorm -c:a:0 aac -b:a:0 160k -metadata:s:a:0 title=&quot;Stereo&quot; -c:a:1 aac -b:a:1 128k -metadata:s:a:1 title=&quot;Commentary&quot;" table:formula="of:=SUBSTITUTE(VLOOKUP(IF(ISBLANK([.G14]);&quot;AAC&quot;;MID([.G14];2;10));$$audioChoices;2;FALSE);&quot;`&quot;;&quot;0&quot;)&amp;IF(ISBLANK([.H14]);&quot;&quot;;&quot; &quot;&amp;SUBSTITUTE(VLOOKUP(MID([.H14];2;10);$$audioChoices;2;FALSE);&quot;`&quot;;&quot;1&quot;))" table:style-name="ce12">
            <text:p>-ac:a:0 2 -filter:a:0 volume=volume=2dB:precision=fixed,dynaudnorm -c:a:0 aac -b:a:0 160k -metadata:s:a:0 title="Stereo" -c:a:1 aac -b:a:1 128k -metadata:s:a:1 title="Commentary"</text:p>
          </table:table-cell>
          <table:table-cell office:value-type="string" office:string-value="Dexter - S01E12 - Born Free" table:formula="of:=SUBSTITUTE([.L14];&quot;:&quot;;&quot;&quot;)" table:style-name="ce12">
            <text:p>Dexter - S01E12 - Born Free</text:p>
          </table:table-cell>
          <table:table-cell table:style-name="ce3"/>
          <table:table-cell table:style-name="ce13"/>
          <table:table-cell table:number-columns-repeated="16363"/>
        </table:table-row>
        <table:table-row table:number-rows-repeated="6" table:style-name="ro1">
          <table:table-cell table:number-columns-repeated="16384"/>
        </table:table-row>
        <table:table-row table:number-rows-repeated="12" table:style-name="ro1">
          <table:table-cell table:number-columns-repeated="7"/>
          <table:table-cell table:style-name="ce11"/>
          <table:table-cell table:number-columns-repeated="16376"/>
        </table:table-row>
        <table:table-row table:number-rows-repeated="1048544" table:style-name="ro1">
          <table:table-cell table:number-columns-repeated="16384"/>
        </table:table-row>
      </table:table>
      <table:named-expressions>
        <table:named-range table:name="audioChoices" table:cell-range-address="Configuration.$A$37:Configuration.$D$54" table:base-cell-address="Configuration.$A$1"/>
        <table:named-range table:name="ffmpeg" table:cell-range-address="Configuration.$B$1" table:base-cell-address="Configuration.$A$1"/>
        <table:named-expression table:name="ffmpegInput" table:expression="of:=[Movies.#REF!]" table:base-cell-address="Configuration.$A$1"/>
        <table:named-range table:name="metaDesc" table:cell-range-address="Movies.$B$5" table:base-cell-address="Movies.$A$1"/>
        <table:named-expression table:name="tvSeason" table:expression="of:=[Movies.#REF!]" table:base-cell-address="Configuration.$A$1"/>
        <table:named-expression table:name="tvSeries" table:expression="of:=[Movies.#REF!]" table:base-cell-address="Configuration.$A$1"/>
        <table:named-range table:name="TVshow" table:cell-range-address="TV.$B$2" table:base-cell-address="TV.$A$1"/>
        <table:named-range table:name="videoOptions" table:cell-range-address="Configuration.$A$8:Configuration.$D$35" table:base-cell-address="Configuratio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20">
      <number:day/>
      <number:text>-</number:text>
      <number:month number:textual="true"/>
      <number:text>-</number:text>
      <number:year/>
    </number:date-style>
    <number:time-style style:name="N26">
      <number:hours/>
      <number:text>:</number:text>
      <number:minutes number:style="long"/>
      <number:text>:</number:text>
      <number:seconds number:style="long"/>
    </number:tim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325</meta:generator>
    <meta:initial-creator>Joel Mathias</meta:initial-creator>
    <dc:creator>Joel Mathias</dc:creator>
    <meta:creation-date>2020-01-19T14:11:09Z</meta:creation-date>
    <dc:date>2020-02-01T13:43:56Z</dc:date>
  </office:meta>
</office:document-meta>
</file>